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P1" style:family="paragraph" style:parent-style-name="Header">
      <style:text-properties fo:language="zxx" fo:country="none" style:language-asian="zxx" style:country-asian="none"/>
    </style:style>
    <style:style style:name="P2" style:family="paragraph" style:parent-style-name="Standard">
      <style:text-properties style:font-name="Arial" fo:font-size="20pt" style:letter-kerning="true" style:font-size-asian="20pt"/>
    </style:style>
    <style:style style:name="P3" style:family="paragraph" style:parent-style-name="Standard">
      <style:paragraph-properties fo:text-align="justify" style:justify-single-word="false"/>
      <style:text-properties style:font-name="Arial" fo:font-size="20pt" style:letter-kerning="true" style:font-size-asian="20pt"/>
    </style:style>
    <style:style style:name="P4" style:family="paragraph" style:parent-style-name="Standard">
      <style:text-properties style:font-name="Arial" fo:font-size="18pt" style:letter-kerning="true" style:font-size-asian="18pt" style:font-size-complex="18pt"/>
    </style:style>
    <style:style style:name="P5" style:family="paragraph" style:parent-style-name="Standard">
      <style:text-properties style:font-name="Arial" fo:font-size="10pt" style:letter-kerning="true" style:font-size-asian="10pt"/>
    </style:style>
    <style:style style:name="P6" style:family="paragraph" style:parent-style-name="Standard">
      <style:text-properties style:font-name="Arial" fo:font-size="10pt" style:letter-kerning="true" style:font-size-asian="10pt" style:font-name-complex="Arial" style:font-size-complex="18pt"/>
    </style:style>
    <style:style style:name="P7"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8"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9"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10" style:family="paragraph" style:parent-style-name="Standard">
      <style:paragraph-properties fo:text-align="justify" style:justify-single-word="false"/>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style:letter-kerning="true" style:font-size-asian="11pt" style:font-size-complex="11pt"/>
    </style:style>
    <style:style style:name="P13" style:family="paragraph" style:parent-style-name="Standard">
      <style:text-properties fo:font-size="10pt" style:letter-kerning="true" style:font-size-asian="10pt"/>
    </style:style>
    <style:style style:name="P14" style:family="paragraph" style:parent-style-name="Standard">
      <style:text-properties style:letter-kerning="true"/>
    </style:style>
    <style:style style:name="P15" style:family="paragraph" style:parent-style-name="Standard">
      <style:paragraph-properties style:snap-to-layout-grid="false"/>
    </style:style>
    <style:style style:name="P16" style:family="paragraph" style:parent-style-name="Standard">
      <style:paragraph-properties fo:line-height="150%" style:snap-to-layout-grid="false"/>
    </style:style>
    <style:style style:name="P17" style:family="paragraph" style:parent-style-name="Standard">
      <style:paragraph-properties fo:text-align="justify" style:justify-single-word="false"/>
      <style:text-properties fo:color="#ff0000" fo:font-weight="bold" style:font-weight-asian="bold" style:font-weight-complex="bold"/>
    </style:style>
    <style:style style:name="P18" style:family="paragraph" style:parent-style-name="Standard">
      <style:text-properties fo:font-style="italic" style:letter-kerning="true" style:font-style-asian="italic"/>
    </style:style>
    <style:style style:name="P19" style:family="paragraph" style:parent-style-name="Standard">
      <style:paragraph-properties fo:margin-left="0.2846in" fo:margin-right="0in" fo:text-align="justify" style:justify-single-word="false" fo:text-indent="0in" style:auto-text-indent="false"/>
    </style:style>
    <style:style style:name="P20" style:family="paragraph" style:parent-style-name="Standard">
      <style:paragraph-properties fo:margin-left="0.2846in" fo:margin-right="0in" fo:text-indent="0.2154in" style:auto-text-indent="false"/>
    </style:style>
    <style:style style:name="P21" style:family="paragraph" style:parent-style-name="Standard">
      <style:paragraph-properties fo:margin-left="0.2846in" fo:margin-right="0in" fo:text-align="justify" style:justify-single-word="false" fo:text-indent="0.2154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paragraph-properties fo:margin-left="0.5in" fo:margin-right="0in" fo:text-indent="0in" style:auto-text-indent="false"/>
      <style:text-properties fo:color="#008000" fo:font-weight="bold" style:font-weight-asian="bold"/>
    </style:style>
    <style:style style:name="P25"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26" style:family="paragraph" style:parent-style-name="Standard">
      <style:paragraph-properties fo:margin-left="0.5in" fo:margin-right="0in" fo:text-indent="0in" style:auto-text-indent="false"/>
      <style:text-properties fo:font-size="11pt" style:font-size-asian="11pt" style:font-size-complex="11pt"/>
    </style:style>
    <style:style style:name="P27"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28" style:family="paragraph" style:parent-style-name="Standard">
      <style:paragraph-properties fo:margin-left="0.5in" fo:margin-right="0in" fo:text-align="justify" style:justify-single-word="false" fo:text-indent="0in" style:auto-text-indent="false"/>
      <style:text-properties fo:color="#ff0000" fo:font-weight="bold" style:font-weight-asian="bold"/>
    </style:style>
    <style:style style:name="P29" style:family="paragraph" style:parent-style-name="Standard">
      <style:paragraph-properties fo:margin-left="0.5in" fo:margin-right="0in" fo:text-indent="0in" style:auto-text-indent="false"/>
      <style:text-properties fo:font-weight="bold" style:font-weight-asian="bold"/>
    </style:style>
    <style:style style:name="P30" style:family="paragraph" style:parent-style-name="Standard">
      <style:paragraph-properties fo:margin-left="0.5in" fo:margin-right="0in" fo:text-indent="-0.25in" style:auto-text-indent="false"/>
    </style:style>
    <style:style style:name="P31" style:family="paragraph" style:parent-style-name="Standard">
      <style:paragraph-properties fo:margin-left="0.25in" fo:margin-right="0in" fo:text-indent="0in" style:auto-text-indent="false"/>
    </style:style>
    <style:style style:name="P32" style:family="paragraph" style:parent-style-name="Standard">
      <style:paragraph-properties fo:margin-left="0.25in" fo:margin-right="0in" fo:text-indent="0in" style:auto-text-indent="false"/>
      <style:text-properties fo:font-size="11pt" style:font-size-asian="11pt" style:font-size-complex="11pt"/>
    </style:style>
    <style:style style:name="P33" style:family="paragraph" style:parent-style-name="Standard">
      <style:paragraph-properties fo:margin-left="0.25in" fo:margin-right="0in" fo:text-align="justify" style:justify-single-word="false" fo:text-indent="0in" style:auto-text-indent="false"/>
    </style:style>
    <style:style style:name="P34" style:family="paragraph" style:parent-style-name="Standard">
      <style:paragraph-properties fo:margin-left="0.25in" fo:margin-right="0in" fo:text-indent="0.25in" style:auto-text-indent="false"/>
    </style:style>
    <style:style style:name="P35" style:family="paragraph" style:parent-style-name="Standard">
      <style:paragraph-properties fo:margin-left="0.25in" fo:margin-right="0in" fo:text-indent="0.25in" style:auto-text-indent="false"/>
      <style:text-properties fo:color="#ff0000"/>
    </style:style>
    <style:style style:name="P36" style:family="paragraph" style:parent-style-name="Standard">
      <style:paragraph-properties fo:margin-left="0.25in" fo:margin-right="0in" fo:text-indent="0.25in" style:auto-text-indent="false"/>
      <style:text-properties fo:font-size="11pt" style:font-size-asian="11pt" style:font-size-complex="11pt"/>
    </style:style>
    <style:style style:name="P37" style:family="paragraph" style:parent-style-name="Standard">
      <style:paragraph-properties fo:margin-left="0.25in" fo:margin-right="0in" fo:text-align="justify" style:justify-single-word="false" fo:text-indent="0.25in" style:auto-text-indent="false"/>
    </style:style>
    <style:style style:name="P38" style:family="paragraph" style:parent-style-name="Standard">
      <style:paragraph-properties fo:margin-top="0.1945in" fo:margin-bottom="0.1945in"/>
    </style:style>
    <style:style style:name="P39" style:family="paragraph" style:parent-style-name="Standard">
      <style:paragraph-properties fo:padding-left="0.0555in" fo:padding-right="0.0555in" fo:padding-top="0.0138in" fo:padding-bottom="0.0138in" fo:border="0.0071in solid #000000"/>
      <style:text-properties style:font-name="Courier New" fo:font-size="11pt" style:letter-kerning="true" style:font-size-asian="11pt" style:font-name-complex="Courier New" style:font-size-complex="11pt"/>
    </style:style>
    <style:style style:name="P40" style:family="paragraph" style:parent-style-name="Standard">
      <style:paragraph-properties fo:padding-left="0.0555in" fo:padding-right="0.0555in" fo:padding-top="0.0138in" fo:padding-bottom="0.0138in" fo:border="0.0071in solid #000000"/>
      <style:text-properties style:font-name="Courier New" fo:font-size="11pt" fo:language="pt" fo:country="BR" style:font-name-asian="Times New Roman" style:font-size-asian="11pt" style:font-name-complex="Courier New" style:font-size-complex="11pt"/>
    </style:style>
    <style:style style:name="P41" style:family="paragraph" style:parent-style-name="Standard">
      <style:paragraph-properties fo:padding-left="0.0555in" fo:padding-right="0.0555in" fo:padding-top="0.0138in" fo:padding-bottom="0.0138in" fo:border="0.0071in solid #000000" style:text-autospace="none"/>
      <style:text-properties style:font-name="Courier New" fo:font-size="11pt" fo:language="pt" fo:country="BR" style:font-name-asian="Times New Roman" style:font-size-asian="11pt" style:font-name-complex="Courier New" style:font-size-complex="11pt"/>
    </style:style>
    <style:style style:name="P42"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43" style:family="paragraph" style:parent-style-name="Contents_20_heading">
      <style:paragraph-properties fo:break-before="page"/>
    </style:style>
    <style:style style:name="P44" style:family="paragraph" style:parent-style-name="Standard">
      <style:paragraph-properties fo:margin-left="1in" fo:margin-right="0in" fo:text-indent="0in" style:auto-text-indent="false"/>
    </style:style>
    <style:style style:name="P45" style:family="paragraph" style:parent-style-name="Standard">
      <style:paragraph-properties fo:margin-left="0.5in" fo:margin-right="0in" fo:text-indent="0.5in" style:auto-text-indent="false"/>
    </style:style>
    <style:style style:name="P46" style:family="paragraph" style:parent-style-name="Text_20_body">
      <style:text-properties fo:language="zxx" fo:country="none" style:language-asian="zxx" style:country-asian="none"/>
    </style:style>
    <style:style style:name="P47" style:family="paragraph" style:parent-style-name="Text_20_body">
      <style:text-properties style:font-name="Arial" style:font-name-complex="Arial"/>
    </style:style>
    <style:style style:name="P48" style:family="paragraph" style:parent-style-name="Text_20_body">
      <style:text-properties style:font-name="Arial" fo:font-weight="bold" style:font-weight-asian="bold" style:font-name-complex="Arial"/>
    </style:style>
    <style:style style:name="P49" style:family="paragraph" style:parent-style-name="Text_20_body">
      <style:text-properties style:font-name="Arial" fo:font-size="10pt" fo:font-weight="bold" style:font-size-asian="10pt" style:font-weight-asian="bold" style:font-name-complex="Arial"/>
    </style:style>
    <style:style style:name="P50" style:family="paragraph" style:parent-style-name="Text_20_body">
      <style:text-properties style:font-name="Arial" fo:font-size="10pt" style:font-size-asian="10pt" style:font-name-complex="Arial"/>
    </style:style>
    <style:style style:name="P51" style:family="paragraph" style:parent-style-name="Text_20_body">
      <style:text-properties style:font-name="ARial" fo:font-size="10pt" style:font-size-asian="10pt" style:font-size-complex="10pt"/>
    </style:style>
    <style:style style:name="P52" style:family="paragraph" style:parent-style-name="Text_20_body">
      <style:paragraph-properties fo:margin-left="0in" fo:margin-right="0in" fo:text-indent="0.25in" style:auto-text-indent="false"/>
      <style:text-properties fo:font-style="italic" style:font-style-asian="italic"/>
    </style:style>
    <style:style style:name="P53" style:family="paragraph" style:parent-style-name="Standard">
      <style:paragraph-properties fo:margin-left="0in" fo:margin-right="0in" fo:text-align="justify" style:justify-single-word="false" fo:text-indent="0in" style:auto-text-indent="false"/>
    </style:style>
    <style:style style:name="P54" style:family="paragraph" style:parent-style-name="Standard">
      <style:paragraph-properties fo:margin-left="0in" fo:margin-right="0in" fo:text-align="justify" style:justify-single-word="false" fo:text-indent="0in" style:auto-text-indent="false"/>
      <style:text-properties style:font-name="Arial" fo:font-size="20pt" style:letter-kerning="true" style:font-size-asian="20pt"/>
    </style:style>
    <style:style style:name="P55" style:family="paragraph" style:parent-style-name="Standard" style:list-style-name="WW8Num7">
      <style:paragraph-properties fo:margin-left="0.5346in" fo:margin-right="0in" fo:text-indent="-0.25in" style:auto-text-indent="false"/>
    </style:style>
    <style:style style:name="P56" style:family="paragraph" style:parent-style-name="Standard" style:list-style-name="WW8Num7">
      <style:paragraph-properties fo:margin-left="0.5346in" fo:margin-right="0in" fo:text-align="justify" style:justify-single-word="false" fo:text-indent="-0.25in" style:auto-text-indent="false"/>
    </style:style>
    <style:style style:name="P57" style:family="paragraph" style:parent-style-name="Standard" style:list-style-name="WW8Num8">
      <style:paragraph-properties fo:margin-left="0.5in" fo:margin-right="0in" fo:text-indent="-0.25in" style:auto-text-indent="false"/>
    </style:style>
    <style:style style:name="P58"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59" style:family="paragraph" style:parent-style-name="Standard" style:list-style-name="WW8Num9">
      <style:paragraph-properties fo:margin-left="0.5in" fo:margin-right="0in" fo:text-indent="-0.25in" style:auto-text-indent="false"/>
    </style:style>
    <style:style style:name="P60" style:family="paragraph" style:parent-style-name="Standard" style:list-style-name="WW8Num23">
      <style:paragraph-properties fo:margin-left="0.5in" fo:margin-right="0in" fo:text-align="justify" style:justify-single-word="false" fo:text-indent="-0.25in" style:auto-text-indent="false"/>
    </style:style>
    <style:style style:name="P61" style:family="paragraph" style:parent-style-name="Standard" style:list-style-name="WW8Num3">
      <style:paragraph-properties fo:margin-left="0.5in" fo:margin-right="0in" fo:text-align="justify" style:justify-single-word="false" fo:text-indent="-0.25in" style:auto-text-indent="false"/>
    </style:style>
    <style:style style:name="P62" style:family="paragraph" style:parent-style-name="Standard" style:list-style-name="WW8Num18">
      <style:paragraph-properties fo:margin-left="0.5in" fo:margin-right="0in" fo:text-align="justify" style:justify-single-word="false" fo:text-indent="-0.25in" style:auto-text-indent="false"/>
    </style:style>
    <style:style style:name="P63" style:family="paragraph" style:parent-style-name="Standard" style:list-style-name="WW8Num4">
      <style:paragraph-properties fo:margin-left="0.5in" fo:margin-right="0in" fo:text-align="justify" style:justify-single-word="false" fo:text-indent="-0.25in" style:auto-text-indent="false"/>
    </style:style>
    <style:style style:name="P64" style:family="paragraph" style:parent-style-name="Standard" style:list-style-name="WW8Num21">
      <style:paragraph-properties fo:margin-left="0.5in" fo:margin-right="0in" fo:text-align="justify" style:justify-single-word="false" fo:text-indent="-0.25in" style:auto-text-indent="false"/>
    </style:style>
    <style:style style:name="P65" style:family="paragraph" style:parent-style-name="Standard" style:list-style-name="WW8Num26">
      <style:paragraph-properties fo:margin-left="0.5in" fo:margin-right="0in" fo:text-align="justify" style:justify-single-word="false" fo:text-indent="-0.25in" style:auto-text-indent="false"/>
    </style:style>
    <style:style style:name="P66" style:family="paragraph" style:parent-style-name="Standard" style:list-style-name="WW8Num3">
      <style:paragraph-properties fo:margin-left="0.25in" fo:margin-right="0in" fo:text-align="justify" style:justify-single-word="false" fo:text-indent="0in" style:auto-text-indent="false"/>
    </style:style>
    <style:style style:name="P67" style:family="paragraph" style:parent-style-name="Standard" style:master-page-name="Convert_20_2">
      <style:paragraph-properties style:page-number="auto"/>
      <style:text-properties style:font-name="Arial" fo:font-size="18pt" style:letter-kerning="true" style:font-size-asian="18pt" style:font-size-complex="18pt"/>
    </style:style>
    <style:style style:name="P68" style:family="paragraph" style:parent-style-name="Standard" style:master-page-name="Convert_20_3">
      <style:paragraph-properties style:page-number="auto"/>
      <style:text-properties style:font-name="Arial" fo:font-size="18pt" style:letter-kerning="true" style:font-size-asian="18pt" style:font-size-complex="18pt"/>
    </style:style>
    <style:style style:name="P69" style:family="paragraph" style:parent-style-name="Standard" style:master-page-name="Convert_20_4">
      <style:paragraph-properties style:page-number="auto"/>
      <style:text-properties style:font-name="Arial" fo:font-size="18pt" style:font-size-asian="18pt" style:font-name-complex="Arial" style:font-size-complex="18pt"/>
    </style:style>
    <style:style style:name="P70" style:family="paragraph" style:parent-style-name="Standard" style:master-page-name="Convert_20_5">
      <style:paragraph-properties style:page-number="auto"/>
      <style:text-properties style:font-name="Arial" fo:font-size="18pt" style:letter-kerning="true" style:font-size-asian="18pt" style:font-size-complex="18pt"/>
    </style:style>
    <style:style style:name="P71"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72"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73" style:family="paragraph" style:parent-style-name="Heading_20_2">
      <style:text-properties style:font-size-complex="9.5pt"/>
    </style:style>
    <style:style style:name="P74" style:family="paragraph" style:parent-style-name="Heading_20_2">
      <style:paragraph-properties fo:text-align="justify" style:justify-single-word="false"/>
      <style:text-properties style:font-size-complex="9.5pt"/>
    </style:style>
    <style:style style:name="P75" style:family="paragraph" style:parent-style-name="Heading_20_2">
      <style:paragraph-properties fo:text-align="justify" style:justify-single-word="false"/>
    </style:style>
    <style:style style:name="P76" style:family="paragraph" style:parent-style-name="Heading_20_1">
      <style:text-properties fo:font-size="18pt" style:font-size-asian="18pt" style:font-size-complex="18pt"/>
    </style:style>
    <style:style style:name="P77" style:family="paragraph" style:parent-style-name="Heading_20_1" style:master-page-name="Convert_20_1">
      <style:paragraph-properties style:page-number="auto"/>
    </style:style>
    <style:style style:name="P78"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79" style:family="paragraph" style:parent-style-name="Document_20_title" style:master-page-name="First_20_Page">
      <style:paragraph-properties style:page-number="auto"/>
    </style:style>
    <style:style style:name="P80" style:family="paragraph">
      <style:paragraph-properties style:writing-mode="lr-tb"/>
    </style:style>
    <style:style style:name="P8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1pt" style:letter-kerning="true" style:font-size-asian="11pt" style:font-name-complex="Arial" style:font-size-complex="11pt"/>
    </style:style>
    <style:style style:name="T8" style:family="text">
      <style:text-properties style:font-name="Arial" fo:font-size="20pt" style:letter-kerning="true" style:font-size-asian="20pt"/>
    </style:style>
    <style:style style:name="T9" style:family="text">
      <style:text-properties style:font-name-complex="Arial"/>
    </style:style>
    <style:style style:name="T10" style:family="text">
      <style:text-properties style:font-size-complex="10.5pt"/>
    </style:style>
    <style:style style:name="T11" style:family="text">
      <style:text-properties fo:language="en" fo:country="US"/>
    </style:style>
    <style:style style:name="T12" style:family="text">
      <style:text-properties fo:font-weight="bold" style:font-weight-asian="bold"/>
    </style:style>
    <style:style style:name="T13" style:family="text">
      <style:text-properties fo:color="#008000" fo:font-weight="bold" style:font-weight-asian="bold"/>
    </style:style>
    <style:style style:name="T14" style:family="text">
      <style:text-properties fo:color="#008000" fo:font-size="11pt" fo:font-weight="bold" style:font-size-asian="11pt" style:font-weight-asian="bold" style:font-size-complex="11pt"/>
    </style:style>
    <style:style style:name="T15" style:family="text">
      <style:text-properties fo:color="#008000" fo:font-size="11pt" fo:font-style="italic" style:font-size-asian="11pt" style:font-style-asian="italic" style:font-size-complex="11pt"/>
    </style:style>
    <style:style style:name="T16" style:family="text">
      <style:text-properties fo:font-style="italic" fo:font-weight="bold" style:font-style-asian="italic" style:font-weight-asian="bold"/>
    </style:style>
    <style:style style:name="T17" style:family="text">
      <style:text-properties fo:font-style="italic" style:font-style-asian="italic"/>
    </style:style>
    <style:style style:name="T18" style:family="text">
      <style:text-properties fo:font-style="italic" style:letter-kerning="true" style:font-style-asian="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fo:font-weight="bold" style:font-weight-asian="bold"/>
    </style:style>
    <style:style style:name="T21" style:family="text">
      <style:text-properties fo:color="#0000ff" fo:font-weight="bold" style:font-weight-asian="bold" style:font-weight-complex="bold"/>
    </style:style>
    <style:style style:name="T22" style:family="text">
      <style:text-properties fo:color="#0000ff" fo:font-size="11pt" fo:font-weight="bold" style:font-size-asian="11pt" style:font-weight-asian="bold" style:font-size-complex="11pt"/>
    </style:style>
    <style:style style:name="T23" style:family="text">
      <style:text-properties fo:color="#ff0000" fo:font-weight="bold" style:font-weight-asian="bold"/>
    </style:style>
    <style:style style:name="T24" style:family="text">
      <style:text-properties fo:color="#ff0000" fo:font-weight="bold" style:font-weight-asian="bold" style:font-weight-complex="bold"/>
    </style:style>
    <style:style style:name="T25" style:family="text">
      <style:text-properties fo:color="#ff0000" fo:font-style="italic" fo:font-weight="bold" style:font-style-asian="italic" style:font-weight-asian="bold"/>
    </style:style>
    <style:style style:name="T26" style:family="text">
      <style:text-properties fo:color="#ff0000" fo:font-size="11pt" fo:font-weight="bold" style:font-size-asian="11pt" style:font-weight-asian="bold" style:font-size-complex="11pt"/>
    </style:style>
    <style:style style:name="T27" style:family="text">
      <style:text-properties fo:color="#ff0000" fo:font-size="11pt" style:font-size-asian="11pt" style:font-size-complex="11pt"/>
    </style:style>
    <style:style style:name="T28" style:family="text">
      <style:text-properties fo:color="#ff0000" fo:font-size="11pt" fo:font-style="italic" style:font-size-asian="11pt" style:font-style-asian="italic" style:font-size-complex="11pt"/>
    </style:style>
    <style:style style:name="T29" style:family="text">
      <style:text-properties fo:font-size="11pt" fo:font-weight="bold" style:font-size-asian="11pt" style:font-weight-asian="bold" style:font-size-complex="11pt"/>
    </style:style>
    <style:style style:name="T30" style:family="text">
      <style:text-properties fo:font-size="11pt" style:font-size-asian="11pt" style:font-size-complex="11pt"/>
    </style:style>
    <style:style style:name="T31" style:family="text">
      <style:text-properties fo:font-size="11pt" fo:font-style="italic" style:font-size-asian="11pt" style:font-style-asian="italic" style:font-size-complex="11pt"/>
    </style:style>
    <style:style style:name="T32" style:family="text">
      <style:text-properties fo:color="#000000" fo:font-size="11pt" style:font-size-asian="11pt" style:font-size-complex="11pt"/>
    </style:style>
    <style:style style:name="T33"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34" style:family="text">
      <style:text-properties fo:color="#000000" fo:font-style="italic" style:text-underline-style="none" fo:font-weight="normal" style:font-style-asian="italic" style:font-weight-asian="normal" style:font-style-complex="italic" style:font-weight-complex="normal"/>
    </style:style>
    <style:style style:name="T35" style:family="text">
      <style:text-properties style:font-name="SimSun" fo:font-size="8pt" style:font-name-asian="SimSun" style:font-size-asian="8pt" style:font-size-complex="8pt"/>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style:font-name-complex="Arial"/>
    </style:style>
    <style:style style:name="T38" style:family="text">
      <style:text-properties style:text-position="super 58%" style:font-name="Arial" fo:font-size="10pt" style:font-size-asian="10pt" style:font-name-complex="Arial"/>
    </style:style>
    <style:style style:name="T39" style:family="text">
      <style:text-properties style:text-position="super 58%" style:font-name="Arial" fo:font-size="11pt" style:letter-kerning="true" style:font-size-asian="11pt" style:font-name-complex="Arial" style:font-size-complex="11pt"/>
    </style:style>
    <style:style style:name="T40" style:family="text">
      <style:text-properties style:text-position="super 58%" fo:font-style="italic" style:letter-kerning="true" style:font-style-asian="italic" style:font-size-complex="10.5pt"/>
    </style:style>
    <style:style style:name="T41" style:family="text">
      <style:text-properties fo:color="#355e00" fo:font-weight="bold" style:font-weight-asian="bold" style:font-weight-complex="bold"/>
    </style:style>
    <style:style style:name="T42" style:family="text">
      <style:text-properties style:font-name="ARial" fo:font-size="10pt" style:font-size-asian="10pt" style:font-name-complex="Arial" style:font-size-complex="10pt"/>
    </style:style>
    <style:style style:name="T43" style:family="text">
      <style:text-properties style:use-window-font-color="true" fo:font-weight="normal" style:font-weight-asian="normal" style:font-weight-complex="normal"/>
    </style:style>
    <style:style style:name="T44" style:family="text"/>
    <style:style style:name="T45"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476in" draw:visible-area-height="0.9142in"/>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text:id="ct32863120">
          <text:insertion>
            <office:change-info>
              <dc:creator>u88018</dc:creator>
              <dc:date>2010-01-13T10:27:00</dc:date>
            </office:change-info>
          </text:insertion>
        </text:changed-region>
        <text:changed-region text:id="ct32870240">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User manual: AIM (Ash Impact Model) </text:p>
      <text:p text:style-name="Standard"/>
      <text:h text:style-name="P76"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draw:frame draw:style-name="fr3" draw:name="Object1" text:anchor-type="char" svg:x="3.25in" svg:y="0.0189in" svg:width="2.7772in" svg:height="0.7945in" draw:z-index="3"><draw:object-ole xlink:href="./Object 1" xlink:type="simple" xlink:show="embed" xlink:actuate="onLoad"/><draw:image xlink:href="./ObjectReplacements/Object 1" xlink:type="simple" xlink:show="embed" xlink:actuate="onLoad"/></draw:frame></text:p>
      <text:p text:style-name="P46"/>
      <text:p text:style-name="P46"/>
      <text:p text:style-name="P46"><draw:frame draw:style-name="fr2" draw:name="Frame3" text:anchor-type="char" svg:x="0.1291in" svg:y="0.1126in" fo:min-width="0.0161in" draw:z-index="5"><draw:text-box fo:min-height="0.0161in"><text:p text:style-name="P47">CVGHM logo</text:p></draw:text-box></draw:frame><draw:frame draw:style-name="fr2" draw:name="Frame8" text:anchor-type="char" svg:x="1.1457in" svg:y="0.1028in" fo:min-width="0.0161in" draw:z-index="4"><draw:text-box fo:min-height="0.0161in"><text:p text:style-name="P47">PHIVOLCS logo</text:p></draw:text-box></draw:frame></text:p>
      <text:p text:style-name="P46"/>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0">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1">,</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h text:style-name="P77" text:outline-level="1">Contents</text:h>
      <text:h text:style-name="Heading_20_1" text:outline-level="1"/>
      <text:p text:style-name="Contents_20_heading"/>
      <text:p text:style-name="Contents_20_heading">Introduction<text:span text:style-name="Contents_20_body_20_text_20_Char"><text:tab/></text:span>4</text:p>
      <text:p text:style-name="Contents_20_body_20_text"/>
      <text:p text:style-name="Contents_20_body_20_text">Purpose<text:tab/>4</text:p>
      <text:p text:style-name="Contents_20_body_20_text">Scope<text:tab/>4</text:p>
      <text:p text:style-name="Contents_20_body_20_text">Audience<text:tab/>4</text:p>
      <text:p text:style-name="Contents_20_heading"/>
      <text:p text:style-name="Contents_20_heading">Background<text:span text:style-name="Contents_20_body_20_text_20_Char"><text:tab/></text:span>4</text:p>
      <text:p text:style-name="Contents_20_heading"/>
      <text:p text:style-name="Contents_20_heading">UNIX Setup<text:span text:style-name="Contents_20_body_20_text_20_Char"><text:tab/></text:span>7</text:p>
      <text:p text:style-name="Contents_20_heading"/>
      <text:p text:style-name="Contents_20_heading">Initial Installation<text:span text:style-name="Contents_20_body_20_text_20_Char"><text:tab/></text:span>6</text:p>
      <text:p text:style-name="Contents_20_body_20_text"/>
      <text:p text:style-name="Contents_20_body_20_text">Step 1 – Installing and testing AIM (Fall3D-5.1.1)<text:tab/>6</text:p>
      <text:p text:style-name="Contents_20_body_20_text">Step 2 – Installing volcanic ash modelling repository <text:tab/>6</text:p>
      <text:p text:style-name="Contents_20_heading"/>
      <text:p text:style-name="Contents_20_heading"/>
      <text:p text:style-name="Contents_20_heading">Preparation and input data <text:span text:style-name="Contents_20_body_20_text_20_Char"><text:tab/></text:span>8</text:p>
      <text:p text:style-name="Contents_20_body_20_text"/>
      <text:p text:style-name="Contents_20_body_20_text">Step 3 – Creating a topography file <text:tab/>9</text:p>
      <text:p text:style-name="Contents_20_body_20_text">Step 4 – Creating a vertical wind profile <text:tab/>9</text:p>
      <text:p text:style-name="Contents_20_body_20_text">Step 5 – Creating a volcanological input file</text:p>
      <text:p text:style-name="Contents_20_heading"/>
      <text:p text:style-name="Contents_20_heading">Modelling procedure <text:s/><text:span text:style-name="Contents_20_body_20_text_20_Char"><text:tab/></text:span>10</text:p>
      <text:p text:style-name="Contents_20_body_20_text"/>
      <text:p text:style-name="Contents_20_body_20_text">Step 6 – Running a scenario<text:tab/>10</text:p>
      <text:p text:style-name="Contents_20_body_20_text">Step 7 – Viewing the output files</text:p>
      <text:p text:style-name="Contents_20_heading"/>
      <text:p text:style-name="Contents_20_heading">Appendix 1 – Template for topography file<text:span text:style-name="Contents_20_body_20_text_20_Char"><text:tab/></text:span>14</text:p>
      <text:p text:style-name="Contents_20_heading">Appendix 2 – Template for vertical wind profile<text:span text:style-name="Contents_20_body_20_text_20_Char"><text:tab/></text:span>15</text:p>
      <text:p text:style-name="Contents_20_heading">Appendix 3 – Volcanological input worksheet<text:span text:style-name="Contents_20_body_20_text_20_Char"><text:tab/></text:span>19</text:p>
      <text:p text:style-name="Contents_20_heading">Appendix 4 – Range table<text:span text:style-name="Contents_20_body_20_text_20_Char"><text:tab/></text:span>21</text:p>
      <text:p text:style-name="Contents_20_heading">Appendix 5 – Glossary of volcanological and meteorological inputs<text:span text:style-name="Contents_20_body_20_text_20_Char"><text:tab/></text:span>22</text:p>
      <text:p text:style-name="P43"/>
      <text:h text:style-name="Heading_20_1" text:outline-level="1">Introduction</text:h>
      <text:p text:style-name="Standard"/>
      <text:h text:style-name="Heading_20_2" text:outline-level="2"/>
      <text:h text:style-name="Heading_20_2" text:outline-level="2"/>
      <text:h text:style-name="Heading_20_2" text:outline-level="2">purpose</text:h>
      <text:p text:style-name="Text_20_body"/>
      <text:p text:style-name="Text_20_body">Fall3D-5.1.1 models the dispersal of volcanic ash during explosive eruptions in order to determine how ash is concentrated in the atmosphere and where it is deposited at ground level. The purpose of this manual is to introduce a new user with no modelling background to Fall3d (Version 5.1.1). This will be achieved through step-by-step instructions for installing and running simulations of volcanic ash fallout, both for validation (historical eruptions) and predictive (ongoing or future) purposes. Fall3D-5.1.1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wind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little computer programming background. </text:p>
      <text:p text:style-name="Text_20_body"/>
      <text:p text:style-name="P2"/>
      <text:p text:style-name="P2">Background</text:p>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5.1.1 is one of these tools and was developed by Osservatorio Vesuviano (http://datasim.ov.ingv.it/Fall3d.html). Fall3d-5.1.1 is able to model the distribution and thickness of volcanic ash on the ground and in the atmosphere during explosive volcanic eruptions. Fall3d-5.1.1 has the ability to incorporate the effects of changing wind speed, wind direction and air temperature over time and also considers the topographic conditions. </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eruptive conditions and wind direction that the user is modelling. </text:p>
      <text:p text:style-name="P2"/>
      <text:p text:style-name="P2"/>
      <text:p text:style-name="P2"/>
      <text:p text:style-name="P2"><text:soft-page-break/>UNIX setup</text:p>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176270906" text:style-name="WW8Num7">
        <text:list-item>
          <text:p text:style-name="P55"><text:span text:style-name="T13">cd</text:span><text:span text:style-name="T12"> </text:span><text:span text:style-name="T19">&lt;</text:span><text:span text:style-name="T34">directory name</text:span><text:span text:style-name="T19">&gt; </text:span><text:span text:style-name="T12">- CHANGE DIRECTORY</text:span> <text:s/></text:p>
        </text:list-item>
      </text:list>
      <text:p text:style-name="P20">(Open <text:span text:style-name="T36">this</text:span> directory)</text:p>
      <text:p text:style-name="P19"/>
      <text:list xml:id="list738050108" text:continue-numbering="true" text:style-name="WW8Num7">
        <text:list-item>
          <text:p text:style-name="P56"><text:span text:style-name="T13">cd ..</text:span><text:span text:style-name="T16"> </text:span><text:span text:style-name="T17">(type a space after cd)</text:span><text:span text:style-name="T16"> </text:span><text:span text:style-name="T12">- GO UP ONE DIRECTORY</text:span> </text:p>
        </text:list-item>
      </text:list>
      <text:p text:style-name="P21">(Close this directory and open the parent directory)</text:p>
      <text:p text:style-name="P10"/>
      <text:list xml:id="list625963880" text:continue-numbering="true" text:style-name="WW8Num7">
        <text:list-item>
          <text:p text:style-name="P56"><text:span text:style-name="T13">cd ../..</text:span><text:span text:style-name="T17"> (type a space after cd) - </text:span><text:s/><text:span text:style-name="T12">GO <text:s/>UP TWO DIRECTORIES</text:span> </text:p>
        </text:list-item>
      </text:list>
      <text:p text:style-name="P21">(Keep adding <text:s/>“<text:span text:style-name="T13">/..</text:span>” to go up more than two directories)</text:p>
      <text:p text:style-name="P10"/>
      <text:list xml:id="list49445645" text:continue-numbering="true" text:style-name="WW8Num7">
        <text:list-item>
          <text:p text:style-name="P56"><text:span text:style-name="T13">ls <text:s/>-l</text:span> <text:span text:style-name="T17"><text:s/>(type a space after ls)</text:span> <text:span text:style-name="T12">- LIST</text:span> </text:p>
        </text:list-item>
      </text:list>
      <text:p text:style-name="P21">(Show me a list of what is inside this directory)</text:p>
      <text:p text:style-name="P21"/>
      <text:list xml:id="list1826814172" text:continue-numbering="true" text:style-name="WW8Num7">
        <text:list-item>
          <text:p text:style-name="P56"><text:span text:style-name="T13">pwd</text:span> <text:span text:style-name="T17"><text:s/></text:span><text:s/><text:span text:style-name="T12">- PRINT WORKING DIRECTORY</text:span> </text:p>
        </text:list-item>
      </text:list>
      <text:p text:style-name="P21">(Show me where I am located)</text:p>
      <text:p text:style-name="P21"/>
      <text:p text:style-name="Text_20_body">Other commands that the user may require to use AIM include:</text:p>
      <text:p text:style-name="P19"/>
      <text:list xml:id="list1448475434" text:continue-numbering="true" text:style-name="WW8Num7">
        <text:list-item>
          <text:p text:style-name="P56"><text:span text:style-name="T13">svn co </text:span><text:span text:style-name="T12"><text:s/>- CHECKOUT <text:tab/></text:span></text:p>
        </text:list-item>
      </text:list>
      <text:p text:style-name="P21">(Refers to ‘checking out’ a repository, scripts etc)</text:p>
      <text:p text:style-name="P10"/>
      <text:list xml:id="list359502897" text:continue-numbering="true" text:style-name="WW8Num7">
        <text:list-item>
          <text:p text:style-name="P56"><text:span text:style-name="T13">mkdir</text:span><text:span text:style-name="T12"> – MAKE DIRECTORY </text:span></text:p>
        </text:list-item>
      </text:list>
      <text:p text:style-name="P23">(Make a new directory at this location – this is followed by a space and the name of the new directory)</text:p>
      <text:p text:style-name="P10"/>
      <text:list xml:id="list1244056941" text:continue-numbering="true" text:style-name="WW8Num7">
        <text:list-item>
          <text:p text:style-name="P56"><text:span text:style-name="T13">python</text:span><text:span text:style-name="T12"> – RUN PYTHON SCRIPT</text:span> <text:s/></text:p>
        </text:list-item>
      </text:list>
      <text:p text:style-name="P23">(This is then followed by a space and the name of the python script that the user would like to run)</text:p>
      <text:p text:style-name="P10"/>
      <text:list xml:id="list1121855931" text:continue-numbering="true" text:style-name="WW8Num7">
        <text:list-item>
          <text:p text:style-name="P56"><text:span text:style-name="T13">ln –s </text:span><text:span text:style-name="T12">– LINK </text:span></text:p>
        </text:list-item>
      </text:list>
      <text:p text:style-name="P21">(Allows you to create a shortcut to a specified directory from the current directory)</text:p>
      <text:p text:style-name="P10"/>
      <text:p text:style-name="Text_20_body"/>
      <text:p text:style-name="P3">Initial Installation</text:p>
      <text:h text:style-name="P72"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Green text highlights the UNIX commands that are used. Blue text indicates the path to be taken and red text indicates other variables such as file names, websites and usernames. A number <text:soft-page-break/>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Eg. <text:span text:style-name="T13">mkdir</text:span> <text:span text:style-name="T20">/model_area/sandpits/</text:span><text:span text:style-name="T23">&lt;username&gt;</text:span></text:p>
      <text:p text:style-name="Text_20_body"><text:span text:style-name="T25"><text:s text:c="7"/></text:span><text:span text:style-name="T13">mkdir</text:span> <text:span text:style-name="T20">/model_area/sandpits/</text:span><text:span text:style-name="T23">bearad</text:span></text:p>
      <text:p text:style-name="P52"/>
      <text:p text:style-name="P52"/>
      <text:list xml:id="list1008837585" text:style-name="WW8Num8">
        <text:list-item>
          <text:p text:style-name="P57">Open a new terminal (double click on the display icon on the desktop)</text:p>
        </text:list-item>
      </text:list>
      <text:p text:style-name="P31"/>
      <text:list xml:id="list1988792439" text:continue-numbering="true" text:style-name="WW8Num8">
        <text:list-item>
          <text:p text:style-name="P57">To create a work area directory (known as a sandpit) in AIFDR’s modelling area type:</text:p>
        </text:list-item>
      </text:list>
      <text:p text:style-name="Standard"/>
      <text:p text:style-name="P34"><text:span text:style-name="T13">mkdir</text:span> <text:span text:style-name="T20">/model_area/sandpits/</text:span><text:span text:style-name="T23">&lt;username&gt;</text:span> (&lt;username&gt; e.g. bearad)</text:p>
      <text:p text:style-name="P34"/>
      <text:list xml:id="list1428838216" text:continue-numbering="true" text:style-name="WW8Num8">
        <text:list-item>
          <text:p text:style-name="P57">To create a shortcut to your sandpit type:</text:p>
        </text:list-item>
      </text:list>
      <text:p text:style-name="P31"/>
      <text:p text:style-name="P34"><text:span text:style-name="T13">ln -s</text:span> <text:span text:style-name="T20">/model_area/sandpits/</text:span><text:span text:style-name="T23">&lt;username&gt;</text:span> <text:span text:style-name="T20">~/sandpit </text:span></text:p>
      <text:p text:style-name="P34"/>
      <text:list xml:id="list1541214817" text:continue-numbering="true" text:style-name="WW8Num8">
        <text:list-item>
          <text:p text:style-name="P57">To change directory into your sandpit type:</text:p>
        </text:list-item>
      </text:list>
      <text:p text:style-name="P31"/>
      <text:p text:style-name="P34"><text:span text:style-name="T13">cd</text:span> <text:span text:style-name="T20">~/sandpit </text:span></text:p>
      <text:p text:style-name="P34"/>
      <text:list xml:id="list2127924298" text:continue-numbering="true" text:style-name="WW8Num8">
        <text:list-item>
          <text:p text:style-name="P57">To get AIM from the AIFDR repository type: </text:p>
        </text:list-item>
      </text:list>
      <text:p text:style-name="P31"/>
      <text:p text:style-name="P34"><text:span text:style-name="T13">svn co</text:span> <text:span text:style-name="T23">http://www.aifdr.org/svn/aim/trunk aim</text:span> </text:p>
      <text:p text:style-name="P34"/>
      <text:list xml:id="list1252104588" text:continue-numbering="true" text:style-name="WW8Num8">
        <text:list-item>
          <text:p text:style-name="P57">To change to the AIM source code directory type: </text:p>
        </text:list-item>
      </text:list>
      <text:p text:style-name="P31"/>
      <text:p text:style-name="P34"><text:span text:style-name="T13">cd</text:span> <text:span text:style-name="T20">~/sandpit/aim/source/aim</text:span> </text:p>
      <text:p text:style-name="P34"/>
      <text:list xml:id="list586332873" text:continue-numbering="true" text:style-name="WW8Num8">
        <text:list-item>
          <text:p text:style-name="P57">To install Fall3D-5.1.1 type:</text:p>
        </text:list-item>
      </text:list>
      <text:p text:style-name="P31"/>
      <text:p text:style-name="P34"><text:span text:style-name="T13">python</text:span> <text:span text:style-name="T23">install_fall3d.py </text:span></text:p>
      <text:p text:style-name="P35"/>
      <text:list xml:id="list377965215" text:continue-numbering="true" text:style-name="WW8Num8">
        <text:list-item>
          <text:p text:style-name="P57">When prompted with 'update .bashrc file (Y or N) type:</text:p>
        </text:list-item>
      </text:list>
      <text:p text:style-name="P30"/>
      <text:p text:style-name="P30"><text:tab/><text:span text:style-name="T41">Y</text:span></text:p>
      <text:p text:style-name="P30"/>
      <text:list xml:id="list858104274" text:continue-numbering="true" text:style-name="WW8Num8">
        <text:list-item>
          <text:p text:style-name="P57">You will be asked to give a location for FALL3D to be installed. You need to type:</text:p>
        </text:list-item>
      </text:list>
      <text:p text:style-name="P22"/>
      <text:p text:style-name="P24">~/FALL3D</text:p>
      <text:p text:style-name="P22"/>
      <text:list xml:id="list1345640979" text:continue-numbering="true" text:style-name="WW8Num8">
        <text:list-item>
          <text:p text:style-name="P57">You will then be asked to give a location for TEPHRADATA to be stored. You need to type:</text:p>
        </text:list-item>
      </text:list>
      <text:p text:style-name="Standard"/>
      <text:p text:style-name="P24">/model_area/tephra</text:p>
      <text:p text:style-name="P22"/>
      <text:list xml:id="list874471968" text:continue-numbering="true" text:style-name="WW8Num8">
        <text:list-item>
          <text:p text:style-name="P57">You will then need to type:</text:p>
        </text:list-item>
      </text:list>
      <text:p text:style-name="Standard"/>
      <text:p text:style-name="P24">source ~/.bashrc </text:p>
      <text:p text:style-name="P24"/>
      <text:p text:style-name="P29"><text:soft-page-break/>(Important - include the space between ‘source’ and ‘~/.bashrc’)</text:p>
      <text:p text:style-name="P22"/>
      <text:list xml:id="list515409705" text:continue-numbering="true" text:style-name="WW8Num8">
        <text:list-item>
          <text:p text:style-name="P57">You then need to run the python script again to complete the installation. Type:</text:p>
        </text:list-item>
      </text:list>
      <text:p text:style-name="P31"/>
      <text:p text:style-name="P34"><text:span text:style-name="T13">python</text:span> <text:span text:style-name="T23">install_fall3d.py </text:span></text:p>
      <text:p text:style-name="Standard"/>
      <text:list xml:id="list1408371618" text:continue-numbering="true" text:style-name="WW8Num8">
        <text:list-item>
          <text:p text:style-name="P57">To change directories and begin testing type: </text:p>
        </text:list-item>
      </text:list>
      <text:p text:style-name="P31"/>
      <text:p text:style-name="P34"><text:span text:style-name="T13">cd</text:span> <text:span text:style-name="T20">~/sandpit/aim/testing</text:span> </text:p>
      <text:p text:style-name="P34"/>
      <text:list xml:id="list346345260" text:continue-numbering="true" text:style-name="WW8Num8">
        <text:list-item>
          <text:p text:style-name="P57">To run the test suite type:</text:p>
        </text:list-item>
      </text:list>
      <text:p text:style-name="P31"/>
      <text:p text:style-name="P34"><text:span text:style-name="T13">python</text:span> <text:span text:style-name="T23">test_aim.py</text:span></text:p>
      <text:p text:style-name="P34"/>
      <text:p text:style-name="Standard">We have supplied five test eruptive scenarios in the testing area and it is highly recommended that you run each one in turn and confirm that results are produced. </text:p>
      <text:p text:style-name="Standard"/>
      <text:list xml:id="list505272837" text:continue-numbering="true" text:style-name="WW8Num8">
        <text:list-item>
          <text:p text:style-name="P57">To run each test scenario (one at a time) type:</text:p>
        </text:list-item>
      </text:list>
      <text:p text:style-name="P31"/>
      <text:p text:style-name="P34"><text:span text:style-name="T13">python</text:span> <text:span text:style-name="T23">merapi.py</text:span> </text:p>
      <text:p text:style-name="P34"><text:span text:style-name="T13">python</text:span> <text:span text:style-name="T23">tambora.py</text:span> </text:p>
      <text:p text:style-name="P34"><text:span text:style-name="T13">python</text:span> <text:span text:style-name="T24">galunggung.py</text:span></text:p>
      <text:p text:style-name="P34"><text:span text:style-name="T13">python</text:span><text:span text:style-name="T23"> mayon.py</text:span></text:p>
      <text:p text:style-name="P34"><text:span text:style-name="T14">python</text:span><text:span text:style-name="T30"> </text:span><text:span text:style-name="T26">pinatubo.py</text:span></text:p>
      <text:p text:style-name="Standard"/>
      <text:p text:style-name="Standard">The time required to output results varies according to eruption duration, magnitude etc (allow 5 – 20 mins per scenario). To view the output files for each scenario:</text:p>
      <text:p text:style-name="P11"/>
      <text:list xml:id="list1139111642" text:continue-numbering="true" text:style-name="WW8Num8">
        <text:list-item>
          <text:p text:style-name="P57">On the desktop select the <text:span text:style-name="T20">Places</text:span> tab on the toolbar and select <text:span text:style-name="T20">home folder</text:span> to open the file browser window</text:p>
        </text:list-item>
        <text:list-item>
          <text:p text:style-name="P57">Select <text:span text:style-name="T20">File System</text:span> from the list of options on the left</text:p>
        </text:list-item>
        <text:list-item>
          <text:p text:style-name="P57">Double click on the directory <text:span text:style-name="T23">model_area</text:span></text:p>
        </text:list-item>
        <text:list-item>
          <text:p text:style-name="P57">Double click on the directory <text:span text:style-name="T23">tephra</text:span></text:p>
        </text:list-item>
        <text:list-item>
          <text:p text:style-name="P57">Double click on the directory for the volcano that was tested (i.e. merapi, tambora etc)</text:p>
        </text:list-item>
        <text:list-item>
          <text:p text:style-name="P57">Double click on the directory that contains the simulation you ran (time stamped)</text:p>
        </text:list-item>
      </text:list>
      <text:p text:style-name="Standard"/>
      <text:p text:style-name="Standard">The name of this directory will reflect the volcano name, your user name and a time stamp (i.e <text:span text:style-name="T23">volcano_username_time</text:span> for when the simulation was run in local Indonesian time. The output files can be viewed here as well as a copy of the input data used the run the scenario.</text:p>
      <text:h text:style-name="P71" text:outline-level="2"/>
      <text:h text:style-name="P73" text:outline-level="2">STEP 2 – installing VOLCANIC ASH MODELLING REPOSITORY </text:h>
      <text:p text:style-name="P38"><text:span text:style-name="T32">Production runs can now be run from anywhere on your account. AIFDR suggests AIM models be run from the repository </text:span><text:span text:style-name="T26">volcanic_ash_modelling</text:span><text:span text:style-name="T32">. To checkout the repository:</text:span></text:p>
      <text:list xml:id="list498976598" text:style-name="WW8Num9">
        <text:list-item>
          <text:p text:style-name="P58">In the terminal window return to your sandpit </text:p>
        </text:list-item>
      </text:list>
      <text:p text:style-name="P22"><text:span text:style-name="T30">i.e </text:span><text:span text:style-name="T22">home/</text:span><text:span text:style-name="T14">&lt;username&gt;</text:span><text:span text:style-name="T22">/</text:span><text:span text:style-name="T26">sandpit</text:span><text:span text:style-name="T30"> – this directory already contains a folder called </text:span><text:span text:style-name="T26">aim</text:span><text:span text:style-name="T30"> and you can confirm this by typing: </text:span></text:p>
      <text:p text:style-name="P26"/>
      <text:p text:style-name="P25">ls –l </text:p>
      <text:p text:style-name="P26"/>
      <text:list xml:id="list1584782714" text:continue-numbering="true" text:style-name="WW8Num9">
        <text:list-item>
          <text:p text:style-name="P58">Once in the directory sandpit type:</text:p>
        </text:list-item>
      </text:list>
      <text:p text:style-name="P32"><text:soft-page-break/></text:p>
      <text:p text:style-name="P34"><text:span text:style-name="T14">svn co</text:span><text:span text:style-name="T30"> </text:span><text:span text:style-name="T26">http://www.aifdr.org/svn/volcanic_ash_modelling</text:span><text:span text:style-name="T30"> </text:span><text:span text:style-name="T27">--</text:span><text:span text:style-name="T26">username &lt;username&gt;</text:span></text:p>
      <text:p text:style-name="P36"/>
      <text:p text:style-name="P34"><text:span text:style-name="T31">(i.e. </text:span><text:span text:style-name="T15">svn co</text:span><text:span text:style-name="T31"> </text:span><text:span text:style-name="T28">http://www.aifdr.org/svn/volcanic_ash_modelling</text:span><text:span text:style-name="T31"> </text:span><text:span text:style-name="T28">--username bearad</text:span><text:span text:style-name="T31">)</text:span></text:p>
      <text:p text:style-name="P11"/>
      <text:p text:style-name="P11"/>
      <text:list xml:id="list2040015635" text:continue-numbering="true" text:style-name="WW8Num9">
        <text:list-item>
          <text:p text:style-name="P59"><text:span text:style-name="T30">To confirm that your sandpit contains the directory </text:span><text:span text:style-name="T26">volcanic_ash_modelling</text:span><text:span text:style-name="T30"> type:</text:span></text:p>
        </text:list-item>
      </text:list>
      <text:p text:style-name="P25"/>
      <text:p text:style-name="P25">ls –l</text:p>
      <text:p text:style-name="P25"/>
      <text:list xml:id="list2141991170" text:continue-numbering="true" text:style-name="WW8Num9">
        <text:list-item>
          <text:p text:style-name="P59"><text:span text:style-name="T30">Change to the </text:span><text:span text:style-name="T26">volcanic_ash_modelling</text:span><text:span text:style-name="T30"> directory</text:span></text:p>
        </text:list-item>
      </text:list>
      <text:p text:style-name="P32"/>
      <text:p text:style-name="P22"><text:span text:style-name="T14">cd</text:span><text:span text:style-name="T30"> </text:span><text:span text:style-name="T26">volcanic_ash_modelling</text:span></text:p>
      <text:p text:style-name="P26"/>
      <text:list xml:id="list1307009364" text:continue-numbering="true" text:style-name="WW8Num9">
        <text:list-item>
          <text:p text:style-name="P58">To run a new scenario, change the indonesian_scenarios directory</text:p>
        </text:list-item>
      </text:list>
      <text:p text:style-name="P32"/>
      <text:p text:style-name="P22"><text:span text:style-name="T14">cd </text:span><text:span text:style-name="T26">indonesian_scenarios</text:span><text:span text:style-name="T29"> </text:span></text:p>
      <text:p text:style-name="P27"/>
      <text:list xml:id="list600390766" text:continue-numbering="true" text:style-name="WW8Num9">
        <text:list-item>
          <text:p text:style-name="P58">Change into the directory for the volcano you would like to model and see below for preparation of input data.</text:p>
        </text:list-item>
      </text:list>
      <text:p text:style-name="P11"/>
      <text:p text:style-name="P22"><text:span text:style-name="T14">cd</text:span><text:span text:style-name="T30"> </text:span><text:span text:style-name="T26">volcano </text:span><text:span text:style-name="T33">(i.e. merapi)</text:span></text:p>
      <text:p text:style-name="P11"/>
      <text:p text:style-name="P3">Preparation of input data</text:p>
      <text:h text:style-name="P75" text:outline-level="2"/>
      <text:p text:style-name="P10">AIM requires the user to provide three kinds of input data: </text:p>
      <text:p text:style-name="P10"/>
      <text:list xml:id="list1652287082" text:style-name="WW8Num23">
        <text:list-item>
          <text:p text:style-name="P60">a volcanological input file which details the physical properties of the eruption being modelled (eruption column height, mass flow rate, grainsize distribution) created using the python script <text:s/>&lt;<text:span text:style-name="T23">scenarioname&gt;.py</text:span></text:p>
        </text:list-item>
      </text:list>
      <text:p text:style-name="P33"/>
      <text:list xml:id="list590280073" text:continue-numbering="true" text:style-name="WW8Num23">
        <text:list-item>
          <text:p text:style-name="P60">a vertical wind profile which contains wind speed, direction and air temperature for each z-layer during every hour of the eruption - <text:span text:style-name="T23"><text:s/>&lt;scenarioname&gt;_wind.txt</text:span></text:p>
        </text:list-item>
      </text:list>
      <text:p text:style-name="P33"/>
      <text:list xml:id="list1326263680" text:continue-numbering="true" text:style-name="WW8Num23">
        <text:list-item>
          <text:p text:style-name="P60">a topographic grid file which contains spatial data (x,y,z) for the region <text:s/>(the terrain onto which ash is deposited) - <text:s/>&lt;<text:span text:style-name="T23">scenarioname&gt;_topography.txt</text:span></text:p>
        </text:list-item>
      </text:list>
      <text:p text:style-name="P10"/>
      <text:h text:style-name="P74" text:outline-level="2">STEP 3 – Creating a topographic grid file</text:h>
      <text:p text:style-name="P10"/>
      <text:p text:style-name="P10">You can create a topographic grid file using the template in Appendix 1 or edit one of the examples as a starting point. </text:p>
      <text:p text:style-name="P10"/>
      <text:list xml:id="list1878327224" text:style-name="WW8Num3">
        <text:list-header>
          <text:p text:style-name="P66"/>
        </text:list-header>
        <text:list-item>
          <text:p text:style-name="P61">Create a topography grid file using the template in Appendix 1 based on the ESRI ASCII standard format for digital elevation models created by ArcGIS or double click on the example topography file available in the volcano directory to open and modify. </text:p>
        </text:list-item>
        <text:list-item>
          <text:p text:style-name="P61">Save as &lt;<text:span text:style-name="T23">scenarioname&gt;_topography.txt</text:span> in the subdirectory for that scenario </text:p>
        </text:list-item>
      </text:list>
      <text:p text:style-name="P37"/>
      <text:p text:style-name="P37">(i.e <text:span text:style-name="T20">home/sandpit/volcanic_ash_modelling/merapi/</text:span><text:span text:style-name="T23">merapi_topography.txt</text:span>)</text:p>
      <text:h text:style-name="P74" text:outline-level="2"><text:soft-page-break/></text:h>
      <text:h text:style-name="P74" text:outline-level="2"/>
      <text:h text:style-name="P74" text:outline-level="2">STEP 4 – Creating a VERTICAL WIND PROFILE file</text:h>
      <text:p text:style-name="P10"/>
      <text:p text:style-name="P10">You can create a vertical wind profile using the template in Appendix 2 or edit one of the examples as a starting point. </text:p>
      <text:p text:style-name="P10"/>
      <text:list xml:id="list1998909922" text:style-name="WW8Num18">
        <text:list-item>
          <text:p text:style-name="P62">To edit the example, double click to open it and modify using Appendix 2</text:p>
        </text:list-item>
        <text:list-item>
          <text:p text:style-name="P62">Save as<text:span text:style-name="T23"> &lt;scenarioname&gt;_wind.txt</text:span> in the volcano directory. </text:p>
        </text:list-item>
      </text:list>
      <text:p text:style-name="P54"/>
      <text:p text:style-name="P53"><text:span text:style-name="T8"><text:tab/></text:span>(i.e <text:span text:style-name="T20">home/sandpit/volcanic_ash_modelling/merapi/</text:span><text:span text:style-name="T23">merapi_wind.txt</text:span>)</text:p>
      <text:h text:style-name="P75" text:outline-level="2"/>
      <text:h text:style-name="P75" text:outline-level="2">STEP 5 – Creating a VOLCANOLOGICAL INPUT FILE</text:h>
      <text:p text:style-name="P10"/>
      <text:p text:style-name="P10">You can create a model script using the template in Appendix 3 or use one of the examples as a starting point. It is important that each model script has the following code at the bottom:</text:p>
      <text:p text:style-name="P10"/>
      <text:p text:style-name="P10"><text:span text:style-name="c"><text:span text:style-name="T35"># Run model using specified parameters</text:span></text:span></text:p>
      <text:p text:style-name="P10"><text:span text:style-name="k"><text:span text:style-name="T35">if</text:span></text:span><text:span text:style-name="T35"> __name__ </text:span><text:span text:style-name="o"><text:span text:style-name="T35">==</text:span></text:span><text:span text:style-name="T35"> </text:span><text:span text:style-name="s"><text:span text:style-name="T35">'__main__'</text:span></text:span><text:span text:style-name="p"><text:span text:style-name="T35">:</text:span></text:span></text:p>
      <text:p text:style-name="P10"><text:span text:style-name="k"><text:span text:style-name="T35"><text:s text:c="4"/>from</text:span></text:span><text:span text:style-name="T35"> </text:span><text:span text:style-name="nn"><text:span text:style-name="T35">aim</text:span></text:span><text:span text:style-name="T35"> </text:span><text:span text:style-name="k"><text:span text:style-name="T35">import</text:span></text:span><text:span text:style-name="T35"> run_scenario</text:span></text:p>
      <text:p text:style-name="P10"><text:span text:style-name="T35">    run_scenario</text:span><text:span text:style-name="p"><text:span text:style-name="T35">(</text:span></text:span><text:span text:style-name="T35">__file__</text:span><text:span text:style-name="p"><text:span text:style-name="T35">)</text:span></text:span></text:p>
      <text:p text:style-name="P10"/>
      <text:p text:style-name="P10">For each new scenario use the worksheet to record the details of the eruption you are running (location, date, eruption observations etc) and to ensure you have all the input variables required to run the scenario. A range table (Appendix 4) and a glossary of terms (Appendix 5) are available to assist with completing the worksheet. The worksheet can then be used to modify the python script used to create the volcanological input file used by AIM. </text:p>
      <text:p text:style-name="P10"/>
      <text:list xml:id="list1957061638" text:style-name="WW8Num4">
        <text:list-item>
          <text:p text:style-name="P63">Complete the worksheet in Appendix 3</text:p>
        </text:list-item>
        <text:list-item>
          <text:p text:style-name="P63">Select the <text:span text:style-name="T20">places </text:span>tab from the toolbar and select <text:span text:style-name="T20">home folder</text:span> to open the file browser as a new window</text:p>
        </text:list-item>
        <text:list-item>
          <text:p text:style-name="P63">Doubl<text:span text:style-name="T43">e click on the python script example available in the volcano folder (i.e. merapi.py) to open and modify it using the worksheet. </text:span></text:p>
        </text:list-item>
        <text:list-item>
          <text:p text:style-name="P63"><text:span text:style-name="T43">Alternatively a copy of the script can be found at <text:s/></text:span><text:span text:style-name="T21">/sandpit/aim/testing/</text:span><text:span text:style-name="T24">merapi.py</text:span></text:p>
        </text:list-item>
        <text:list-item>
          <text:p text:style-name="P63">Save and close</text:p>
        </text:list-item>
      </text:list>
      <text:p text:style-name="P10"/>
      <text:p text:style-name="P10">You should now have three files in the volcano directory:</text:p>
      <text:p text:style-name="P10"/>
      <text:p text:style-name="P10"><text:tab/><text:span text:style-name="T24">&lt;scenarioname.py&gt;</text:span></text:p>
      <text:p text:style-name="P17"><text:tab/>&lt;scenarioname_topography.txt&gt;</text:p>
      <text:p text:style-name="P17"><text:tab/>&lt;scenarioname_wind.txt&gt;</text:p>
      <text:p text:style-name="P10"/>
      <text:p text:style-name="P10">You have now created and correctly situated all the input data required to run the eruptive scenario. </text:p>
      <text:p text:style-name="P10"/>
      <text:p text:style-name="P10"/>
      <text:p text:style-name="P3">Modelling procedure</text:p>
      <text:p text:style-name="P10"/>
      <text:h text:style-name="P75" text:outline-level="2">STEP 6 – RUNNING A SCENARIO</text:h>
      <text:p text:style-name="P10"/>
      <text:p text:style-name="P10"/>
      <text:list xml:id="list841949558" text:style-name="WW8Num21">
        <text:list-item>
          <text:p text:style-name="P64">Open a new terminal</text:p>
        </text:list-item>
        <text:list-item>
          <text:p text:style-name="P64">Navigate to the volcano subdirectory where the input files are located by typing:</text:p>
        </text:list-item>
      </text:list>
      <text:p text:style-name="P33"><text:soft-page-break/></text:p>
      <text:p text:style-name="P23"><text:span text:style-name="T13">cd</text:span><text:span text:style-name="T12"> </text:span><text:change-start text:change-id="ct32863120"/><text:span text:style-name="T12">~</text:span><text:change-end text:change-id="ct32863120"/><text:change-start text:change-id="ct32870240"/><text:span text:style-name="T12">/</text:span><text:change-end text:change-id="ct32870240"/><text:span text:style-name="T20">sandpit/volcanic_ash_modelling/indonesian_scenarios/</text:span><text:span text:style-name="T23">&lt;scenarioname&gt;</text:span></text:p>
      <text:p text:style-name="P23"/>
      <text:list xml:id="list249529961" text:continue-numbering="true" text:style-name="WW8Num21">
        <text:list-item>
          <text:p text:style-name="P64">To run the scenario type:</text:p>
        </text:list-item>
      </text:list>
      <text:p text:style-name="P33"/>
      <text:p text:style-name="P23"><text:span text:style-name="T13">python</text:span> &lt;<text:span text:style-name="T23">scenarioname&gt;.py</text:span></text:p>
      <text:p text:style-name="P28"/>
      <text:list xml:id="list2008564179" text:continue-numbering="true" text:style-name="WW8Num21">
        <text:list-item>
          <text:p text:style-name="P64">Whilst the model is running select the <text:span text:style-name="T20">places </text:span>tab from the toolbar and select <text:span text:style-name="T20">home folder</text:span> to open the file browser as a new window</text:p>
        </text:list-item>
        <text:list-item>
          <text:p text:style-name="P64">Select <text:span text:style-name="T23">File system</text:span> from the list on the left</text:p>
        </text:list-item>
        <text:list-item>
          <text:p text:style-name="P64">Double click on the directory <text:span text:style-name="T23">model_area</text:span></text:p>
        </text:list-item>
        <text:list-item>
          <text:p text:style-name="P64">Double click on the directory <text:span text:style-name="T23">tephra</text:span></text:p>
        </text:list-item>
        <text:list-item>
          <text:p text:style-name="P64">Double click on the directory &lt;<text:span text:style-name="T23">scenarioname&gt;</text:span> (the volcano you are modelling)</text:p>
        </text:list-item>
        <text:list-item>
          <text:p text:style-name="P64">The output files for each simulation are located in time stamped directories. Double click on the simulation you are running to open it and you will be able to view the output files as they are being generated. </text:p>
        </text:list-item>
      </text:list>
      <text:p text:style-name="P33"/>
      <text:p text:style-name="P33"/>
      <text:h text:style-name="P75" text:outline-level="2">STEP 7 – VIEWING OUPUT FILE</text:h>
      <text:p text:style-name="P10"/>
      <text:list xml:id="list312938979" text:style-name="WW8Num26">
        <text:list-item>
          <text:p text:style-name="P65">Double click on the post script files (files with the extension .ps) to view the model results. </text:p>
        </text:list-item>
        <text:list-item>
          <text:p text:style-name="P65">Grid files (files with the extension .grd) can be loaded into Quantum GIS (free and open source GIS package) as a raster file. </text:p>
        </text:list-item>
      </text:list>
      <text:p text:style-name="P67">Appendix 1 – Template for topography file</text:p>
      <text:p text:style-name="P2"/>
      <text:p text:style-name="P4">1. ESRII ASCII file (typical DEM format for ArcGIS)</text:p>
      <text:p text:style-name="P4"/>
      <text:p text:style-name="P39">ncols <text:s text:c="8"/>59</text:p>
      <text:p text:style-name="P39">nrows <text:s text:c="8"/>64</text:p>
      <text:p text:style-name="P39">xllcorner <text:s text:c="4"/>412432.33601038</text:p>
      <text:p text:style-name="P39">yllcorner <text:s text:c="4"/>9106708.627275</text:p>
      <text:p text:style-name="P39">cellsize <text:s text:c="5"/>1000</text:p>
      <text:p text:style-name="P39">NODATA_value <text:s/>-9999</text:p>
      <text:p text:style-name="P39">358 347 335 325 358 376 404 442 469 488 548 575 578 664 690 779 814 850 964 951 975 1091 1164 1234 1366 1426 1562 1586 1571 1420 1370 1296 1095 986 924 836 789 751 659 615 545 517 484 432 405 393 351 352 287 </text:p>
      <text:p text:style-name="P4"/>
      <text:p text:style-name="P4">2. Surfer GRD file (used by Fall3d-5.1.1 – will be automatically generated by AIM using ESRI ASCII file above. </text:p>
      <text:p text:style-name="P4"/>
      <text:p text:style-name="P41">DSAA</text:p>
      <text:p text:style-name="P41">59 64</text:p>
      <text:p text:style-name="P41">412432.3 471432.3</text:p>
      <text:p text:style-name="P41">9106708.6 9170708.6</text:p>
      <text:p text:style-name="P41">0.0 0.0</text:p>
      <text:p text:style-name="P40"><text:soft-page-break/>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 <text:s text:c="2"/>2.150000E+02 <text:s text:c="2"/>2.040000E+02 <text:s text:c="2"/>2.470000E+02 <text:s text:c="2"/>2.310000E+02 <text:s text:c="2"/>2.210000E+02 <text:s text:c="2"/>2.270000E+02 <text:s text:c="2"/>2.240000E+02 <text:s text:c="2"/>2.500000E+02 <text:s text:c="2"/>2.110000E+02 <text:s text:c="2"/>2.330000E+02 <text:s text:c="2"/>2.430000E+02 <text:s text:c="2"/>2.240000E+02 <text:s text:c="2"/>2.320000E+02 <text:s text:c="2"/>2.220000E+02 <text:s text:c="2"/>2.410000E+02 <text:s text:c="2"/>2.720000E+02 <text:s text:c="2"/>2.650000E+02 <text:s text:c="2"/>2.850000E+02 <text:s text:c="2"/>2.870000E+02 <text:s text:c="2"/>2.900000E+02 <text:s text:c="2"/>2.940000E+02 <text:s/></text:p>
      <text:p text:style-name="P68">Appendix 2 – Template for vertical wind profile </text:p>
      <text:p text:style-name="P13"/>
      <text:p text:style-name="P12">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ext:p>
      <text:p text:style-name="P12"/>
      <text:p text:style-name="P12">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3"/>
      <text:p text:style-name="P13"/>
      <text:p text:style-name="P13"/>
      <text:p text:style-name="P13"><text:tab/><text:tab/> <text:s text:c="9"/>Eg.</text:p>
      <text:p text:style-name="P5"/>
      <text:p text:style-name="P42">Hour 1</text:p>
      <text:p text:style-name="P42">10 10 14</text:p>
      <text:p text:style-name="P42">10 12 4</text:p>
      <text:p text:style-name="P42">10 12 1</text:p>
      <text:p text:style-name="P42">10 11 -2</text:p>
      <text:p text:style-name="P42">10 10 -12</text:p>
      <text:p text:style-name="P42">10 13 -30</text:p>
      <text:p text:style-name="P42">10 10 -42</text:p>
      <text:p text:style-name="P42">10 11 -50</text:p>
      <text:p text:style-name="P42">10 11 -50</text:p>
      <text:p text:style-name="P42"/>
      <text:p text:style-name="P42">Hour 2</text:p>
      <text:p text:style-name="P42">10 NE 14</text:p>
      <text:p text:style-name="P42">10 NE 4</text:p>
      <text:p text:style-name="P42">10 NE 1</text:p>
      <text:p text:style-name="P42">10 10 -2</text:p>
      <text:p text:style-name="P42">10 10 -12</text:p>
      <text:p text:style-name="P42">10 NE -30</text:p>
      <text:p text:style-name="P42">10 10 -42</text:p>
      <text:p text:style-name="P42">10 10 -50</text:p>
      <text:p text:style-name="P42">10 NE -50</text:p>
      <text:p text:style-name="P42"/>
      <text:p text:style-name="P42">Hour 3</text:p>
      <text:p text:style-name="P42">10 89 14</text:p>
      <text:p text:style-name="P42">10 E 4</text:p>
      <text:p text:style-name="P42">10 E 1</text:p>
      <text:p text:style-name="P42">10 94 -2</text:p>
      <text:p text:style-name="P42">10 90 -12</text:p>
      <text:p text:style-name="P42">10 87 -30</text:p>
      <text:p text:style-name="P42">10 88 -42</text:p>
      <text:p text:style-name="P42"><text:soft-page-break/>10 E -50</text:p>
      <text:p text:style-name="P42">10 E -50</text:p>
      <text:p text:style-name="P69">Appendix 3 – Volcanological input worksheet</text:p>
      <text:p text:style-name="P48"/>
      <text:p text:style-name="P48"/>
      <text:p text:style-name="P48"># Tephra modelling validation worksheet<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47"/>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P49">#Time (Volcanological input file)</text:p>
      <text:p text:style-name="Text_20_body"><text:span text:style-name="T5">Eruption_Year = </text:span><text:span text:style-name="T6"><text:tab/><text:tab/><text:tab/><text:tab/><text:tab/><text:tab/><text:tab/><text:tab/></text:span><text:span text:style-name="T5"><text:tab/># YYYY <text:s/></text:span></text:p>
      <text:p text:style-name="Text_20_body"><text:span text:style-name="T5">Eruption_Month =</text:span><text:span text:style-name="T6"><text:tab/><text:tab/><text:tab/><text:tab/><text:tab/><text:tab/><text:tab/><text:tab/></text:span><text:span text:style-name="T5"><text:tab/># MM <text:s/></text:span></text:p>
      <text:p text:style-name="Text_20_body"><text:span text:style-name="T5">Eruption_Day =<text:tab/></text:span><text:span text:style-name="T6"><text:tab/><text:tab/><text:tab/><text:tab/><text:tab/><text:tab/><text:tab/><text:tab/></text:span><text:span text:style-name="T5"><text:tab/># DD </text:span></text:p>
      <text:p text:style-name="Text_20_body"><text:span text:style-name="T5">Start_time_of_run = </text:span><text:span text:style-name="T6"><text:tab/><text:tab/><text:tab/><text:tab/><text:tab/><text:tab/><text:tab/><text:tab/></text:span><text:span text:style-name="T5"><text:tab/># Hours after 00</text:span></text:p>
      <text:p text:style-name="Text_20_body"><text:span text:style-name="T5">Start_time_of_eruption =</text:span><text:span text:style-name="T6"><text:tab/><text:tab/><text:tab/><text:tab/><text:tab/><text:tab/><text:tab/></text:span><text:span text:style-name="T5"><text:tab/># Hours after 00 </text:span></text:p>
      <text:p text:style-name="Text_20_body"><text:span text:style-name="T5">End_time_of_run =</text:span><text:span text:style-name="T6"><text:tab/><text:tab/><text:tab/><text:tab/><text:tab/><text:tab/><text:tab/><text:tab/></text:span><text:span text:style-name="T5"><text:tab/># Hours after 00 <text:s/></text:span></text:p>
      <text:p text:style-name="P50"/>
      <text:p text:style-name="P49">#Fall3D (Volcanological input file)</text:p>
      <text:p text:style-name="P51"><text:span text:style-name="T9">Eruption_column_height <text:s/>=</text:span><text:span text:style-name="T37"><text:tab/><text:tab/><text:tab/><text:tab/><text:tab/><text:tab/><text:tab/></text:span><text:span text:style-name="T9"><text:tab/># meters</text:span></text:p>
      <text:p text:style-name="P51">Terminal_velocity_model =<text:span text:style-name="T37"><text:tab/><text:tab/><text:tab/><text:tab/><text:tab/><text:tab/><text:tab/></text:span><text:span text:style-name="T9"><text:tab/># Possibilities are ARASTOOPOR/GANSER/WILSON/DELLINO</text:span></text:p>
      <text:p text:style-name="P51"><text:span text:style-name="T9">Vertical_turbulence_model = </text:span><text:span text:style-name="T37"><text:tab/><text:tab/><text:tab/><text:tab/><text:tab/><text:tab/><text:tab/></text:span><text:span text:style-name="T9"><text:tab/># Possibilities are CONSTANT/SIMILARITY</text:span></text:p>
      <text:p text:style-name="Text_20_body"><text:span text:style-name="T42">Horizontal_turbulence_model = <text:tab/></text:span><text:span text:style-name="T6"><text:tab/><text:tab/><text:tab/><text:tab/><text:tab/><text:tab/></text:span><text:span text:style-name="T5"><text:tab/># Possibilities are CONSTANT/RAMS</text:span></text:p>
      <text:p text:style-name="Text_20_body"><text:span text:style-name="T5">Vertical_diffusion_coefficient =</text:span><text:span text:style-name="T6"><text:tab/><text:tab/><text:tab/><text:tab/><text:tab/><text:tab/><text:tab/></text:span><text:span text:style-name="T5"><text:tab/># m</text:span><text:span text:style-name="T38">2</text:span><text:span text:style-name="T5">/s</text:span></text:p>
      <text:p text:style-name="Text_20_body"><text:soft-page-break/><text:span text:style-name="T5">Horizontal_diffusion_coefficient =</text:span><text:span text:style-name="T6"><text:tab/><text:tab/><text:tab/><text:tab/><text:tab/><text:tab/></text:span><text:span text:style-name="T5"><text:tab/># m</text:span><text:span text:style-name="T38">2</text:span><text:span text:style-name="T5">/s</text:span></text:p>
      <text:p text:style-name="Text_20_body"><text:span text:style-name="T5">Post_process_time_interval =</text:span><text:span text:style-name="T6"><text:tab/><text:tab/><text:tab/><text:tab/><text:tab/><text:tab/><text:tab/></text:span><text:span text:style-name="T5"><text:tab/># Hours</text:span></text:p>
      <text:p text:style-name="P49"/>
      <text:p text:style-name="P49">#Granulometry (Volcanological input file)</text:p>
      <text:p text:style-name="Text_20_body"><text:span text:style-name="T5">Number_of_grainsize_classes = </text:span><text:span text:style-name="T6"><text:tab/><text:tab/><text:tab/><text:tab/><text:tab/><text:tab/></text:span><text:span text:style-name="T5"><text:tab/></text:span></text:p>
      <text:p text:style-name="Text_20_body"><text:span text:style-name="T5">Mean_grainsize =</text:span><text:span text:style-name="T6"><text:tab/><text:tab/><text:tab/><text:tab/><text:tab/><text:tab/><text:tab/><text:tab/></text:span><text:span text:style-name="T5"><text:tab/># phi</text:span></text:p>
      <text:p text:style-name="Text_20_body"><text:span text:style-name="T5">Minimum_grainsize =</text:span><text:span text:style-name="T6"><text:tab/><text:tab/><text:tab/><text:tab/><text:tab/><text:tab/><text:tab/><text:tab/></text:span><text:span text:style-name="T5"><text:tab/># phi</text:span></text:p>
      <text:p text:style-name="Text_20_body"><text:span text:style-name="T5">Maximum_grainsize =<text:tab/></text:span><text:span text:style-name="T6"><text:tab/><text:tab/><text:tab/><text:tab/><text:tab/><text:tab/><text:tab/></text:span><text:span text:style-name="T5"><text:tab/># phi</text:span></text:p>
      <text:p text:style-name="Text_20_body"><text:span text:style-name="T5">Sorting = </text:span><text:span text:style-name="T6"><text:tab/><text:tab/><text:tab/><text:tab/><text:tab/><text:tab/><text:tab/><text:tab/><text:tab/></text:span><text:span text:style-name="T5"><text:tab/></text:span></text:p>
      <text:p text:style-name="Text_20_body"><text:span text:style-name="T5">Density_minimum =</text:span><text:span text:style-name="T6"><text:tab/><text:tab/><text:tab/><text:tab/><text:tab/><text:tab/><text:tab/><text:tab/></text:span><text:span text:style-name="T5"><text:tab/># m</text:span><text:span text:style-name="T38">3</text:span></text:p>
      <text:p text:style-name="Text_20_body"><text:span text:style-name="T5">Density_maximum = </text:span><text:span text:style-name="T6"><text:tab/><text:tab/><text:tab/><text:tab/><text:tab/><text:tab/><text:tab/><text:tab/></text:span><text:span text:style-name="T5"><text:tab/># m</text:span><text:span text:style-name="T38">3</text:span></text:p>
      <text:p text:style-name="Text_20_body"><text:span text:style-name="T5">Sphericity_minimum =</text:span><text:span text:style-name="T6"> <text:tab/><text:tab/><text:tab/><text:tab/><text:tab/><text:tab/><text:tab/><text:tab/></text:span><text:span text:style-name="T5"><text:tab/></text:span></text:p>
      <text:p text:style-name="P50"/>
      <text:p text:style-name="P49">#Meteorological database (Volcanological input file)</text:p>
      <text:p text:style-name="Text_20_body"><text:span text:style-name="T5">Year =</text:span><text:span text:style-name="T6"><text:tab/><text:tab/><text:tab/><text:tab/><text:tab/><text:tab/><text:tab/><text:tab/><text:tab/><text:tab/></text:span><text:span text:style-name="T5"><text:tab/># Of meteo data</text:span></text:p>
      <text:p text:style-name="Text_20_body"><text:span text:style-name="T5">Month = </text:span><text:span text:style-name="T6"><text:tab/><text:tab/><text:tab/><text:tab/><text:tab/><text:tab/><text:tab/><text:tab/><text:tab/></text:span><text:span text:style-name="T5"><text:tab/># Of meteo data</text:span></text:p>
      <text:p text:style-name="Text_20_body"><text:span text:style-name="T5">Day = </text:span><text:span text:style-name="T6"><text:tab/><text:tab/><text:tab/><text:tab/><text:tab/><text:tab/><text:tab/><text:tab/><text:tab/><text:tab/></text:span><text:span text:style-name="T5"><text:tab/># Of meteo data</text:span></text:p>
      <text:p text:style-name="Text_20_body"><text:span text:style-name="T5">Start_time_of_meteo_data = </text:span><text:span text:style-name="T6"><text:tab/><text:tab/><text:tab/><text:tab/><text:tab/><text:tab/><text:tab/></text:span><text:span text:style-name="T5"><text:tab/># Hours after 00</text:span></text:p>
      <text:p text:style-name="Text_20_body"><text:span text:style-name="T5">End_time_of_meteo_data = </text:span><text:span text:style-name="T6"><text:tab/><text:tab/><text:tab/><text:tab/><text:tab/><text:tab/><text:tab/></text:span><text:span text:style-name="T5"><text:tab/># Hours after 00</text:span></text:p>
      <text:p text:style-name="Text_20_body"><text:span text:style-name="T5">Time_increments_between_meteo_data_sets = <text:tab/></text:span><text:span text:style-name="T6"><text:tab/><text:tab/><text:tab/><text:tab/></text:span><text:span text:style-name="T5"><text:tab/># Hours</text:span></text:p>
      <text:p text:style-name="Text_20_body"><text:span text:style-name="T5">X_coordinate_lower_left_corner = </text:span><text:span text:style-name="T6"><text:tab/><text:tab/><text:tab/><text:tab/><text:tab/><text:tab/></text:span><text:span text:style-name="T5"><text:tab/># UTM refer to scenarioname.topogrid.txt</text:span></text:p>
      <text:p text:style-name="Text_20_body"><text:span text:style-name="T5">Y_coordinate_lower_left_corner = </text:span><text:span text:style-name="T6"><text:tab/><text:tab/><text:tab/><text:tab/><text:tab/><text:tab/></text:span><text:span text:style-name="T5"><text:tab/># UTM refer to scenarioname.topogrid.txt </text:span></text:p>
      <text:p text:style-name="Text_20_body"><text:span text:style-name="T5">Cell_size = </text:span><text:span text:style-name="T6"><text:tab/><text:tab/><text:tab/><text:tab/><text:tab/><text:tab/><text:tab/><text:tab/><text:tab/></text:span><text:span text:style-name="T5"><text:tab/># UTM refer to scenarioname.topogrid.txt </text:span></text:p>
      <text:p text:style-name="Text_20_body"><text:span text:style-name="T5">Number_cells_X_direction = </text:span><text:span text:style-name="T6"><text:tab/><text:tab/><text:tab/><text:tab/><text:tab/><text:tab/><text:tab/></text:span><text:span text:style-name="T5"><text:tab/># UTM refer to scenarioname.topogrid.txt </text:span></text:p>
      <text:p text:style-name="Text_20_body"><text:span text:style-name="T5">Number_cells_Y_direction = </text:span><text:span text:style-name="T6"><text:tab/><text:tab/><text:tab/><text:tab/><text:tab/><text:tab/><text:tab/></text:span><text:span text:style-name="T5"><text:tab/># UTM refer to scenarioname.topogrid.txt </text:span></text:p>
      <text:p text:style-name="Text_20_body"><text:span text:style-name="T5">Z_layers = </text:span><text:span text:style-name="T6"><text:tab/><text:tab/><text:tab/><text:tab/><text:tab/><text:tab/><text:tab/><text:tab/><text:tab/></text:span><text:span text:style-name="T5"><text:tab/># List z layers in increasing height order (meters)</text:span></text:p>
      <text:p text:style-name="P50"/>
      <text:p text:style-name="P49"><text:soft-page-break/>#Source (Volcanological input file)</text:p>
      <text:p text:style-name="Text_20_body"><text:span text:style-name="T5">Vent_location_X_coordinate = </text:span><text:span text:style-name="T6"><text:tab/><text:tab/><text:tab/><text:tab/><text:tab/><text:tab/><text:tab/></text:span><text:span text:style-name="T5"><text:tab/># UTM</text:span></text:p>
      <text:p text:style-name="Text_20_body"><text:span text:style-name="T5">Vent_location_Y_coordinate =</text:span><text:span text:style-name="T6"> <text:tab/><text:tab/><text:tab/><text:tab/><text:tab/><text:tab/><text:tab/></text:span><text:span text:style-name="T5"><text:tab/># UTM</text:span></text:p>
      <text:p text:style-name="Text_20_body"><text:span text:style-name="T5">Mass_eruption_rate = </text:span><text:span text:style-name="T6"><text:tab/><text:tab/><text:tab/><text:tab/><text:tab/><text:tab/><text:tab/><text:tab/></text:span><text:span text:style-name="T5"><text:tab/># kg/s</text:span></text:p>
      <text:p text:style-name="Text_20_body"><text:span text:style-name="T5">Source_type =<text:tab/></text:span><text:span text:style-name="T6"><text:tab/><text:tab/><text:tab/><text:tab/><text:tab/><text:tab/><text:tab/><text:tab/></text:span><text:span text:style-name="T5"><text:tab/># Possibilities are PLUME/POINT/SUZUKI</text:span></text:p>
      <text:p text:style-name="Text_20_body"><text:span text:style-name="T5">Height_above_vent =</text:span><text:span text:style-name="T6"><text:tab/><text:tab/><text:tab/><text:tab/><text:tab/><text:tab/><text:tab/><text:tab/></text:span><text:span text:style-name="T5"><text:tab/># meters (POINT/SUZUKI ONLY)</text:span></text:p>
      <text:p text:style-name="Text_20_body"><text:span text:style-name="T5">A =</text:span><text:span text:style-name="T6"><text:tab/><text:tab/><text:tab/><text:tab/><text:tab/><text:tab/><text:tab/><text:tab/><text:tab/><text:tab/></text:span><text:span text:style-name="T5"><text:tab/># SUZUKI ONLY</text:span></text:p>
      <text:p text:style-name="Text_20_body"><text:span text:style-name="T5">L = </text:span><text:span text:style-name="T6"><text:tab/><text:tab/><text:tab/><text:tab/><text:tab/><text:tab/><text:tab/><text:tab/><text:tab/><text:tab/></text:span><text:span text:style-name="T5"><text:tab/># SUZUKI ONLY </text:span></text:p>
      <text:p text:style-name="Text_20_body"><text:span text:style-name="T5">Exit_velocity =</text:span><text:span text:style-name="T6"> <text:tab/><text:tab/><text:tab/><text:tab/><text:tab/><text:tab/><text:tab/><text:tab/><text:tab/></text:span><text:span text:style-name="T5"><text:tab/># m/s (PLUME ONLY)</text:span></text:p>
      <text:p text:style-name="Text_20_body"><text:span text:style-name="T5">Exit_temperature = </text:span><text:span text:style-name="T6"><text:tab/><text:tab/><text:tab/><text:tab/><text:tab/><text:tab/><text:tab/><text:tab/></text:span><text:span text:style-name="T5"><text:tab/># K (PLUME ONLY)</text:span></text:p>
      <text:p text:style-name="Text_20_body"><text:span text:style-name="T5">Exit_volatile_fraction = </text:span><text:span text:style-name="T6"><text:tab/><text:tab/><text:tab/><text:tab/><text:tab/><text:tab/><text:tab/><text:tab/></text:span><text:span text:style-name="T5"><text:tab/># % (PLUME ONLY)</text:span></text:p>
      <text:p text:style-name="P50"/>
      <text:p text:style-name="P49">#Post-Processing (Volcanological input file)</text:p>
      <text:p text:style-name="Text_20_body"><text:span text:style-name="T5">Output_results_in_GRD format =</text:span><text:span text:style-name="T6"><text:tab/><text:tab/><text:tab/><text:tab/><text:tab/><text:tab/></text:span><text:span text:style-name="T5"><text:tab/># Yes/No <text:tab/><text:tab/><text:tab/><text:tab/><text:tab/><text:tab/><text:tab/></text:span></text:p>
      <text:p text:style-name="Text_20_body"><text:span text:style-name="T5">Output_results_in_PS_format = <text:tab/></text:span><text:span text:style-name="T6"><text:tab/><text:tab/><text:tab/><text:tab/><text:tab/><text:tab/></text:span><text:span text:style-name="T5"><text:tab/># Yes/No<text:tab/><text:tab/><text:tab/><text:tab/><text:tab/><text:tab/><text:tab/></text:span></text:p>
      <text:p text:style-name="P50"/>
      <text:p text:style-name="Text_20_body"><text:span text:style-name="T5">Map_total_load =</text:span><text:span text:style-name="T6"><text:tab/><text:tab/><text:tab/><text:tab/><text:tab/><text:tab/><text:tab/><text:tab/></text:span><text:span text:style-name="T5"><text:tab/># Yes/No (mass per unit area)<text:tab/><text:tab/><text:tab/></text:span></text:p>
      <text:p text:style-name="Text_20_body"><text:span text:style-name="T5">Map_load_units = </text:span><text:span text:style-name="T6"><text:tab/><text:tab/><text:tab/><text:tab/><text:tab/><text:tab/><text:tab/><text:tab/></text:span><text:span text:style-name="T5"><text:tab/># Possibilities (kg/m</text:span><text:span text:style-name="T38">2</text:span><text:span text:style-name="T5">)</text:span></text:p>
      <text:p text:style-name="Text_20_body"><text:span text:style-name="T5">Map_load_contours_levels = </text:span><text:span text:style-name="T6"><text:tab/><text:tab/><text:tab/><text:tab/><text:tab/><text:tab/><text:tab/></text:span><text:span text:style-name="T5"><text:tab/># List contour intervals (PS format only)</text:span></text:p>
      <text:p text:style-name="P50"/>
      <text:p text:style-name="Text_20_body"><text:span text:style-name="T5">Map_class_load = </text:span><text:span text:style-name="T6"><text:tab/><text:tab/><text:tab/><text:tab/><text:tab/><text:tab/><text:tab/><text:tab/></text:span><text:span text:style-name="T5"><text:tab/># Yes/No (mass per unit area for each grainsize)<text:tab/></text:span></text:p>
      <text:p text:style-name="Text_20_body"><text:span text:style-name="T5">Map_class_load_units = </text:span><text:span text:style-name="T6"><text:s/><text:tab/><text:tab/><text:tab/><text:tab/><text:tab/><text:tab/><text:tab/></text:span><text:span text:style-name="T5"><text:tab/># Possibilities (kg/m</text:span><text:span text:style-name="T38">2</text:span><text:span text:style-name="T5">)</text:span></text:p>
      <text:p text:style-name="Text_20_body"><text:span text:style-name="T5">Map_class_load_contours =</text:span><text:span text:style-name="T6"><text:tab/><text:tab/><text:tab/><text:tab/><text:tab/><text:tab/><text:tab/></text:span><text:span text:style-name="T5"><text:tab/># List contour intervals (PS format only)</text:span></text:p>
      <text:p text:style-name="P50"/>
      <text:p text:style-name="Text_20_body"><text:span text:style-name="T5">Map_deposit_thickness =</text:span><text:span text:style-name="T6"><text:tab/><text:tab/><text:tab/><text:tab/><text:tab/><text:tab/><text:tab/></text:span><text:span text:style-name="T5"><text:tab/># Yes/No <text:tab/><text:tab/><text:tab/><text:tab/><text:tab/></text:span></text:p>
      <text:p text:style-name="Text_20_body"><text:span text:style-name="T5">Map_thickness_units = </text:span><text:span text:style-name="T6"><text:tab/><text:tab/><text:tab/><text:tab/><text:tab/><text:tab/><text:tab/><text:tab/></text:span><text:span text:style-name="T5"><text:tab/># Possibilities (mm, cm, m)</text:span></text:p>
      <text:p text:style-name="Text_20_body"><text:span text:style-name="T5">Map_thickness_compaction_factor = </text:span><text:span text:style-name="T6"><text:tab/><text:tab/><text:tab/><text:tab/><text:tab/><text:tab/></text:span><text:span text:style-name="T5"><text:tab/># Degree of compaction (i.e. 0.7)</text:span></text:p>
      <text:p text:style-name="Text_20_body"><text:soft-page-break/><text:span text:style-name="T5">Map_thickness_contours_levels = </text:span><text:span text:style-name="T6"><text:tab/><text:tab/><text:tab/><text:tab/><text:tab/><text:tab/></text:span><text:span text:style-name="T5"><text:tab/># List contour intervals (PS format only)</text:span></text:p>
      <text:p text:style-name="P50"/>
      <text:p text:style-name="Text_20_body"><text:span text:style-name="T5">Map_total_concentration =</text:span><text:span text:style-name="T6"><text:tab/><text:tab/><text:tab/><text:tab/><text:tab/><text:tab/><text:tab/></text:span><text:span text:style-name="T5"><text:tab/># Yes/No<text:tab/><text:tab/><text:tab/><text:tab/></text:span></text:p>
      <text:p text:style-name="Text_20_body"><text:span text:style-name="T5">Map_total_concentration units =<text:tab/></text:span><text:span text:style-name="T6"><text:tab/><text:tab/><text:tab/><text:tab/><text:tab/><text:tab/></text:span><text:span text:style-name="T5"><text:tab/># Possibilities (kg/m</text:span><text:span text:style-name="T38">3</text:span><text:span text:style-name="T5">)</text:span></text:p>
      <text:p text:style-name="Text_20_body"><text:span text:style-name="T5">Map_total_ concentration z-cuts =</text:span><text:span text:style-name="T6"><text:tab/><text:tab/><text:tab/><text:tab/><text:tab/><text:tab/></text:span><text:span text:style-name="T5"><text:tab/># List height in meters of each z-cut required (i.e. 1000 2000)</text:span></text:p>
      <text:p text:style-name="Text_20_body"><text:span text:style-name="T5">Map_total_concentration_contours_levels =</text:span><text:span text:style-name="T6"><text:tab/><text:tab/><text:tab/><text:tab/><text:tab/></text:span><text:span text:style-name="T5"><text:tab/># List contour intervals (PS format only)</text:span></text:p>
      <text:p text:style-name="P50"/>
      <text:p text:style-name="Text_20_body"><text:span text:style-name="T5">Map_cumulative_concentration =</text:span><text:span text:style-name="T6"><text:tab/><text:tab/><text:tab/><text:tab/><text:tab/><text:tab/></text:span><text:span text:style-name="T5"><text:tab/># Yes/No<text:tab/><text:tab/><text:tab/></text:span></text:p>
      <text:p text:style-name="Text_20_body"><text:span text:style-name="T5">Map_cumulative_concentration_units =<text:tab/></text:span><text:span text:style-name="T6"><text:tab/><text:tab/><text:tab/><text:tab/><text:tab/></text:span><text:span text:style-name="T5"><text:tab/># Possibilites (kg/m</text:span><text:span text:style-name="T38">3</text:span><text:span text:style-name="T5">)</text:span></text:p>
      <text:p text:style-name="Text_20_body"><text:span text:style-name="T5">Map_cumulative_concentration_contours_levels =</text:span><text:span text:style-name="T6"><text:tab/><text:tab/><text:tab/><text:tab/></text:span><text:span text:style-name="T5"><text:tab/># List contour intervals (PS format only)</text:span></text:p>
      <text:p text:style-name="P50"/>
      <text:p text:style-name="Text_20_body"><text:span text:style-name="T5">Map_maximum_concentration =<text:tab/></text:span><text:span text:style-name="T6"><text:tab/><text:tab/><text:tab/><text:tab/><text:tab/><text:tab/></text:span><text:span text:style-name="T5"><text:tab/># Yes/No<text:tab/><text:tab/><text:tab/><text:tab/><text:tab/><text:tab/></text:span></text:p>
      <text:p text:style-name="Text_20_body"><text:span text:style-name="T5">Map_maximum_concentration_units =</text:span><text:span text:style-name="T6"><text:tab/><text:tab/><text:tab/><text:tab/><text:tab/><text:tab/></text:span><text:span text:style-name="T5"><text:tab/># Possibilities (kg/m</text:span><text:span text:style-name="T38">3</text:span><text:span text:style-name="T5">)</text:span></text:p>
      <text:p text:style-name="Text_20_body"><text:span text:style-name="T5">Map_maximum_concentration_contours_levels =</text:span><text:span text:style-name="T6"><text:tab/><text:tab/><text:tab/><text:tab/></text:span><text:span text:style-name="T5"><text:tab/># List contour intervals (Ps format only)</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Appendix 4 – Range table </text:p>
      <text:p text:style-name="P14">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7">Ranges</text:p>
          </table:table-cell>
          <table:table-cell table:style-name="Table1.A1" office:value-type="string">
            <text:p text:style-name="P8">VEI 2*</text:p>
          </table:table-cell>
          <table:table-cell table:style-name="Table1.A1" office:value-type="string">
            <text:p text:style-name="P8">VEI 3</text:p>
          </table:table-cell>
          <table:table-cell table:style-name="Table1.A1" office:value-type="string">
            <text:p text:style-name="P8">VEI 4</text:p>
          </table:table-cell>
          <table:table-cell table:style-name="Table1.A1" office:value-type="string">
            <text:p text:style-name="P8">VEI 5</text:p>
          </table:table-cell>
          <table:table-cell table:style-name="Table1.A1" office:value-type="string">
            <text:p text:style-name="P8">VEI 6</text:p>
          </table:table-cell>
          <table:table-cell table:style-name="Table1.A1" office:value-type="string">
            <text:p text:style-name="P8">VEI 7</text:p>
          </table:table-cell>
          <table:table-cell table:style-name="Table1.A1" office:value-type="string">
            <text:p text:style-name="P8">VEI 8</text:p>
          </table:table-cell>
        </table:table-row>
        <table:table-row table:style-name="Table1.2">
          <table:table-cell table:style-name="Table1.A1" office:value-type="string">
            <text:p text:style-name="P15"><text:span text:style-name="T7">E</text:span><text:span text:style-name="T7">ruption column height (m)</text:span></text:p>
          </table:table-cell>
          <table:table-cell table:style-name="Table1.A1" office:value-type="string">
            <text:p text:style-name="P9">2000-5000</text:p>
          </table:table-cell>
          <table:table-cell table:style-name="Table1.A1" office:value-type="string">
            <text:p text:style-name="P9">3000-15000</text:p>
          </table:table-cell>
          <table:table-cell table:style-name="Table1.A1" office:value-type="string">
            <text:p text:style-name="P9">10000-25000</text:p>
          </table:table-cell>
          <table:table-cell table:style-name="Table1.A1" office:value-type="string">
            <text:p text:style-name="P9">25000-30000</text:p>
          </table:table-cell>
          <table:table-cell table:style-name="Table1.A1" office:value-type="string">
            <text:p text:style-name="P9">30000-50000</text:p>
          </table:table-cell>
          <table:table-cell table:style-name="Table1.A1" office:value-type="string">
            <text:p text:style-name="P9">30000-50000</text:p>
          </table:table-cell>
          <table:table-cell table:style-name="Table1.A1" office:value-type="string">
            <text:p text:style-name="P9">50000+</text:p>
          </table:table-cell>
        </table:table-row>
        <table:table-row table:style-name="Table1.1">
          <table:table-cell table:style-name="Table1.A1" office:value-type="string">
            <text:p text:style-name="P15"><text:span text:style-name="T7">Eruption column height increments (</text:span><text:span text:style-name="T7">m)</text:span><text:span text:style-name="T39">#</text:span></text:p>
          </table:table-cell>
          <table:table-cell table:style-name="Table1.A1" office:value-type="string">
            <text:p text:style-name="P9">1000</text:p>
          </table:table-cell>
          <table:table-cell table:style-name="Table1.A1" office:value-type="string">
            <text:p text:style-name="P9">1000-10000</text:p>
          </table:table-cell>
          <table:table-cell table:style-name="Table1.A1" office:value-type="string">
            <text:p text:style-name="P9">10000</text:p>
          </table:table-cell>
          <table:table-cell table:style-name="Table1.A1" office:value-type="string">
            <text:p text:style-name="P9">10000</text:p>
          </table:table-cell>
          <table:table-cell table:style-name="Table1.A1" office:value-type="string">
            <text:p text:style-name="P9">10000</text:p>
          </table:table-cell>
          <table:table-cell table:style-name="Table1.A1" office:value-type="string">
            <text:p text:style-name="P9">10000</text:p>
          </table:table-cell>
          <table:table-cell table:style-name="Table1.A1" office:value-type="string">
            <text:p text:style-name="P9">10000</text:p>
          </table:table-cell>
        </table:table-row>
        <table:table-row table:style-name="Table1.2">
          <table:table-cell table:style-name="Table1.A1" office:value-type="string">
            <text:p text:style-name="P15"><text:span text:style-name="T7">M</text:span><text:span text:style-name="T7">ass eruption rates (kg/s) </text:span></text:p>
          </table:table-cell>
          <table:table-cell table:style-name="Table1.A1" office:value-type="string">
            <text:p text:style-name="P16"><text:span text:style-name="T7">1x10</text:span><text:span text:style-name="T39">4</text:span><text:span text:style-name="T7">-1x10</text:span><text:span text:style-name="T39">6</text:span></text:p>
          </table:table-cell>
          <table:table-cell table:style-name="Table1.A1" office:value-type="string">
            <text:p text:style-name="P16"><text:span text:style-name="T7">1x10</text:span><text:span text:style-name="T39">4</text:span><text:span text:style-name="T7">-1x10</text:span><text:span text:style-name="T39">6</text:span></text:p>
          </table:table-cell>
          <table:table-cell table:style-name="Table1.A1" office:value-type="string">
            <text:p text:style-name="P16"><text:span text:style-name="T7">1x10</text:span><text:span text:style-name="T39">5</text:span><text:span text:style-name="T7">-1x10</text:span><text:span text:style-name="T39">8</text:span></text:p>
          </table:table-cell>
          <table:table-cell table:style-name="Table1.A1" office:value-type="string">
            <text:p text:style-name="P16"><text:span text:style-name="T7">1x10</text:span><text:span text:style-name="T39">5</text:span><text:span text:style-name="T7">-1x10</text:span><text:span text:style-name="T39">8</text:span></text:p>
          </table:table-cell>
          <table:table-cell table:style-name="Table1.A1" office:value-type="string">
            <text:p text:style-name="P16"><text:span text:style-name="T7">1x10</text:span><text:span text:style-name="T39">9</text:span><text:span text:style-name="T7">-1x10</text:span><text:span text:style-name="T39">12</text:span></text:p>
          </table:table-cell>
          <table:table-cell table:style-name="Table1.A1" office:value-type="string">
            <text:p text:style-name="P16"><text:span text:style-name="T7">1x10</text:span><text:span text:style-name="T39">9</text:span><text:span text:style-name="T7">-1x10</text:span><text:span text:style-name="T39">12</text:span></text:p>
          </table:table-cell>
          <table:table-cell table:style-name="Table1.A1" office:value-type="string">
            <text:p text:style-name="P16"><text:span text:style-name="T7">1x10</text:span><text:span text:style-name="T39">9</text:span><text:span text:style-name="T7">-1x10</text:span><text:span text:style-name="T39">15</text:span></text:p>
          </table:table-cell>
        </table:table-row>
        <table:table-row table:style-name="Table1.2">
          <table:table-cell table:style-name="Table1.A1" office:value-type="string">
            <text:p text:style-name="P15"><text:span text:style-name="T7">Eruption duration</text:span><text:span text:style-name="T7"> (hours) </text:span></text:p>
          </table:table-cell>
          <table:table-cell table:style-name="Table1.A1" office:value-type="string">
            <text:p text:style-name="P9">1-6</text:p>
          </table:table-cell>
          <table:table-cell table:style-name="Table1.A1" office:value-type="string">
            <text:p text:style-name="P9">1-6</text:p>
          </table:table-cell>
          <table:table-cell table:style-name="Table1.A1" office:value-type="string">
            <text:p text:style-name="P9">1-6</text:p>
          </table:table-cell>
          <table:table-cell table:style-name="Table1.A1" office:value-type="string">
            <text:p text:style-name="P9">6-12</text:p>
          </table:table-cell>
          <table:table-cell table:style-name="Table1.A1" office:value-type="string">
            <text:p text:style-name="P9">&gt;12</text:p>
          </table:table-cell>
          <table:table-cell table:style-name="Table1.A1" office:value-type="string">
            <text:p text:style-name="P9">&gt;12</text:p>
          </table:table-cell>
          <table:table-cell table:style-name="Table1.A1" office:value-type="string">
            <text:p text:style-name="P9">&gt;12</text:p>
          </table:table-cell>
        </table:table-row>
      </table:table>
      <text:p text:style-name="P18">* Fall3d-5.1.1 will not model effusive eruptions (VEI 0) or eruptions that produce eruption columns &lt;2000m in height (VEI 1). </text:p>
      <text:p text:style-name="Standard"><text:span text:style-name="T40">#</text:span><text:span text:style-name="T18"> Increments must always be the same magnitude of order as the eruption column height (i.e. 3000m (1000 increments; 40000m (10000)</text:span></text:p>
      <text:p text:style-name="P70">Appendix 5 – Glossary of volcanological and meteorological terms</text:p>
      <text:p text:style-name="Standard"/>
      <text:p text:style-name="Standard"/>
      <text:p text:style-name="Standard"/>
      <text:h text:style-name="Heading_20_2" text:outline-level="2">Point</text:h>
      <text:p text:style-name="P44">Mass of an eruption column is released at a single source point </text:p>
      <text:p text:style-name="P44">(Refer to Pg.13 of the Technical manual located in the Documents directory)</text:p>
      <text:h text:style-name="Heading_20_2" text:outline-level="2">Suzuki</text:h>
      <text:p text:style-name="P45">Mass of an eruption column released according to an empirically derived formula </text:p>
      <text:p text:style-name="P45">(Refer to Pg.13 of the Technical manual located in the Documents directory</text:p>
      <text:h text:style-name="Heading_20_2" text:outline-level="2">Plume</text:h>
      <text:p text:style-name="P45">Mass of an eruption column released according to the buoyant plume theory. </text:p>
      <text:p text:style-name="P45">(Refer to Pg.13 of the Technical manual located in the Documents directory)</text:p>
      <text:p text:style-name="Standard"/>
      <text:h text:style-name="Heading_20_2" text:outline-level="2">Rams/ Constant (horizontal)</text:h>
      <text:p text:style-name="Text_20_body"><text:tab/><text:tab/>Equations for solving the horizontal diffusion co-efficient of settling particles</text:p>
      <text:p text:style-name="P45">(Refer to Pg.3 of the Technical manual located in the Documents directory)</text:p>
      <text:p text:style-name="Text_20_body"/>
      <text:h text:style-name="Heading_20_2" text:outline-level="2">Similarity/ Constant (vertical)</text:h>
      <text:p text:style-name="P44">Equations for solving the vertical diffusion co-efficient of settling particles <text:s/></text:p>
      <text:p text:style-name="P44">(Refer to Pg.3 of the Technical manual located in the Documents directory)</text:p>
      <text:h text:style-name="Heading_20_2" text:outline-level="2">ARASTOOPUR</text:h>
      <text:p text:style-name="P45"><text:bookmark-start text:name="OLE_LINK9"/><text:bookmark-start text:name="OLE_LINK8"/>Mathematical formula for estimating the settling velocity of particles </text:p>
      <text:p text:style-name="P45">(Refer to Pg.4 of the Technical manual located in the Documents directory<text:bookmark-end text:name="OLE_LINK8"/>) </text:p>
      <text:h text:style-name="Heading_20_2" text:outline-level="2"><text:bookmark-end text:name="OLE_LINK9"/>GANSER</text:h>
      <text:p text:style-name="P45">Mathematical formula for estimating the settling velocity of particles </text:p>
      <text:p text:style-name="P45">(Refer to Pg.4 of the Technical manual located in the Documents directory) </text:p>
      <text:h text:style-name="Heading_20_2" text:outline-level="2"><text:soft-page-break/>WILSON</text:h>
      <text:p text:style-name="P45">Mathematical formula for estimating the settling velocity of particles </text:p>
      <text:p text:style-name="P45">(Refer to Pg.4 of the Technical manual located in the Documents directory) </text:p>
      <text:h text:style-name="Heading_20_2" text:outline-level="2">DELLINO</text:h>
      <text:p text:style-name="P45">Mathematical formula for estimating the settling velocity of particles </text:p>
      <text:p text:style-name="P45">(Refer to Pg.5 of the Technical manual located in the Documents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0"><draw:text-box fo:min-height="0.1457in"><text:p text:style-name="Footer"><text:span text:style-name="Page_20_Number"><text:page-number text:select-page="current">10</text:page-number></text:span></text:p></draw:text-box></draw:frame></text:h>
        <text:p text:style-name="Standard"/>
      </style:footer>
    </style:master-page>
    <style:master-page style:name="First_20_Page" style:display-name="First Page" style:page-layout-name="Mpm1" style:next-style-name="Standard">
      <style:header>
        <text:p text:style-name="MP1"><draw:custom-shape text:anchor-type="char" draw:z-index="1"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13" draw:name="PowerPlusWaterMarkObject1" draw:style-name="Mgr1" draw:text-style-name="MP3" svg:width="6.0425in" svg:height="2.4169in" draw:transform="skewX (-7.9054130402554E-017) rotate (0.7853981633973) translate (-0.0541666666666667in 6.1274496937882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draw:custom-shape text:anchor-type="char" draw:z-index="12" draw:name="PowerPlusWaterMarkObject3" draw:style-name="Mgr1" draw:text-style-name="MP3" svg:width="6.0425in" svg:height="2.4169in" draw:transform="skewX (-7.9054130402554E-017) rotate (0.7853981633973) translate (-0.0541666666666667in 6.10631561679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10" text:anchor-type="paragraph" svg:y="0.0008in" fo:min-width="0.0161in" draw:z-index="31"><draw:text-box fo:min-height="0.1457in"><text:p text:style-name="Footer"><text:span text:style-name="Page_20_Number"><text:page-number text:select-page="current">10</text:page-number></text:span></text:p></draw:text-box></draw:frame></text:h>
        <text:p text:style-name="Standard"/>
      </style:footer>
    </style:master-page>
    <style:master-page style:name="Convert_20_2" style:display-name="Convert 2" style:page-layout-name="Mpm3">
      <style:header>
        <text:p text:style-name="MP1"><draw:custom-shape text:anchor-type="char" draw:z-index="15"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17"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22"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3">
      <style:header>
        <text:p text:style-name="MP1"><draw:custom-shape text:anchor-type="char" draw:z-index="24" draw:name="PowerPlusWaterMarkObject1" draw:style-name="Mgr1" draw:text-style-name="MP3" svg:width="6.0425in" svg:height="2.4169in" draw:transform="skewX (-7.9054130402554E-017) rotate (0.7853981633973) translate (1.85486111111111in 4.0271489501312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1-18T14:25:35</dc:date>
    <meta:print-date>2010-01-12T13:18:00</meta:print-date>
    <meta:editing-cycles>17</meta:editing-cycles>
    <meta:editing-duration>PT01H05M22S</meta:editing-duration>
    <meta:generator>OpenOffice.org/3.0$Unix OpenOffice.org_project/300m15$Build-9379</meta:generator>
    <meta:document-statistic meta:character-count="23024" meta:image-count="0" meta:object-count="1" meta:page-count="21" meta:paragraph-count="386" meta:table-count="1" meta:word-count="3487"/>
    <meta:user-defined meta:name="Info 1"/>
    <meta:user-defined meta:name="Info 2"/>
    <meta:user-defined meta:name="Info 3"/>
    <meta:user-defined meta:name="Info 4"/>
  </office:meta>
</office:document-meta>
</file>